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progressbar/"/>
  <manifest:file-entry manifest:media-type="" manifest:full-path="Object 46/floater/"/>
  <manifest:file-entry manifest:media-type="" manifest:full-path="Object 46/popupmenu/"/>
  <manifest:file-entry manifest:media-type="" manifest:full-path="Object 46/menubar/"/>
  <manifest:file-entry manifest:media-type="" manifest:full-path="Object 46/toolbar/"/>
  <manifest:file-entry manifest:media-type="" manifest:full-path="Object 46/images/Bitmaps/"/>
  <manifest:file-entry manifest:media-type="" manifest:full-path="Object 46/images/"/>
  <manifest:file-entry manifest:media-type="" manifest:full-path="Object 46/statusbar/"/>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 manifest:full-path="Object 10/progressbar/"/>
  <manifest:file-entry manifest:media-type="" manifest:full-path="Object 10/floater/"/>
  <manifest:file-entry manifest:media-type="" manifest:full-path="Object 10/popupmenu/"/>
  <manifest:file-entry manifest:media-type="" manifest:full-path="Object 10/menubar/"/>
  <manifest:file-entry manifest:media-type="" manifest:full-path="Object 10/toolbar/"/>
  <manifest:file-entry manifest:media-type="" manifest:full-path="Object 10/images/Bitmaps/"/>
  <manifest:file-entry manifest:media-type="" manifest:full-path="Object 10/images/"/>
  <manifest:file-entry manifest:media-type="" manifest:full-path="Object 10/status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progressbar/"/>
  <manifest:file-entry manifest:media-type="" manifest:full-path="Object 12/floater/"/>
  <manifest:file-entry manifest:media-type="" manifest:full-path="Object 12/popupmenu/"/>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 manifest:full-path="Object 12/statusbar/"/>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progressbar/"/>
  <manifest:file-entry manifest:media-type="" manifest:full-path="Object 13/floater/"/>
  <manifest:file-entry manifest:media-type="" manifest:full-path="Object 13/popupmenu/"/>
  <manifest:file-entry manifest:media-type="" manifest:full-path="Object 13/menubar/"/>
  <manifest:file-entry manifest:media-type="" manifest:full-path="Object 13/toolbar/"/>
  <manifest:file-entry manifest:media-type="" manifest:full-path="Object 13/images/Bitmaps/"/>
  <manifest:file-entry manifest:media-type="" manifest:full-path="Object 13/images/"/>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 manifest:full-path="Object 13/statusbar/"/>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images/Bitmaps/"/>
  <manifest:file-entry manifest:media-type="" manifest:full-path="Object 14/images/"/>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images/Bitmaps/"/>
  <manifest:file-entry manifest:media-type="" manifest:full-path="Object 15/images/"/>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images/Bitmaps/"/>
  <manifest:file-entry manifest:media-type="" manifest:full-path="Object 16/images/"/>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images/Bitmaps/"/>
  <manifest:file-entry manifest:media-type="" manifest:full-path="Object 18/images/"/>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images/Bitmaps/"/>
  <manifest:file-entry manifest:media-type="" manifest:full-path="Object 19/images/"/>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images/Bitmaps/"/>
  <manifest:file-entry manifest:media-type="" manifest:full-path="Object 20/images/"/>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progressbar/"/>
  <manifest:file-entry manifest:media-type="" manifest:full-path="Object 21/floater/"/>
  <manifest:file-entry manifest:media-type="" manifest:full-path="Object 21/popupmenu/"/>
  <manifest:file-entry manifest:media-type="" manifest:full-path="Object 21/menubar/"/>
  <manifest:file-entry manifest:media-type="" manifest:full-path="Object 21/toolba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 manifest:full-path="Object 21/statusbar/"/>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images/Bitmaps/"/>
  <manifest:file-entry manifest:media-type="" manifest:full-path="Object 23/images/"/>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images/Bitmaps/"/>
  <manifest:file-entry manifest:media-type="" manifest:full-path="Object 24/images/"/>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progressbar/"/>
  <manifest:file-entry manifest:media-type="" manifest:full-path="Object 25/floater/"/>
  <manifest:file-entry manifest:media-type="" manifest:full-path="Object 25/popupmenu/"/>
  <manifest:file-entry manifest:media-type="" manifest:full-path="Object 25/menubar/"/>
  <manifest:file-entry manifest:media-type="" manifest:full-path="Object 25/toolbar/"/>
  <manifest:file-entry manifest:media-type="" manifest:full-path="Object 25/images/Bitmaps/"/>
  <manifest:file-entry manifest:media-type="" manifest:full-path="Object 25/images/"/>
  <manifest:file-entry manifest:media-type="" manifest:full-path="Object 25/statusbar/"/>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progressbar/"/>
  <manifest:file-entry manifest:media-type="" manifest:full-path="Object 6/floater/"/>
  <manifest:file-entry manifest:media-type="" manifest:full-path="Object 6/popupmenu/"/>
  <manifest:file-entry manifest:media-type="" manifest:full-path="Object 6/menubar/"/>
  <manifest:file-entry manifest:media-type="" manifest:full-path="Object 6/toolbar/"/>
  <manifest:file-entry manifest:media-type="" manifest:full-path="Object 6/statusbar/"/>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progressbar/"/>
  <manifest:file-entry manifest:media-type="" manifest:full-path="Object 7/floater/"/>
  <manifest:file-entry manifest:media-type="" manifest:full-path="Object 7/popupmenu/"/>
  <manifest:file-entry manifest:media-type="" manifest:full-path="Object 7/menubar/"/>
  <manifest:file-entry manifest:media-type="" manifest:full-path="Object 7/toolbar/"/>
  <manifest:file-entry manifest:media-type="" manifest:full-path="Object 7/statusbar/"/>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progressbar/"/>
  <manifest:file-entry manifest:media-type="" manifest:full-path="Object 8/floater/"/>
  <manifest:file-entry manifest:media-type="" manifest:full-path="Object 8/popupmenu/"/>
  <manifest:file-entry manifest:media-type="" manifest:full-path="Object 8/menubar/"/>
  <manifest:file-entry manifest:media-type="" manifest:full-path="Object 8/toolbar/"/>
  <manifest:file-entry manifest:media-type="" manifest:full-path="Object 8/statusbar/"/>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1" svg:font-family="'Liberation Serif'" style:font-family-generic="roman"/>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11cm" fo:margin-left="0.998cm" fo:margin-right="0.691cm" table:align="margins" style:may-break-between-rows="false"/>
    </style:style>
    <style:style style:name="Table1.A" style:family="table-column">
      <style:table-column-properties style:column-width="2.328cm" style:rel-column-width="1320*"/>
    </style:style>
    <style:style style:name="Table1.B" style:family="table-column">
      <style:table-column-properties style:column-width="12.982cm" style:rel-column-width="7360*"/>
    </style:style>
    <style:style style:name="Table1.A1" style:family="table-cell">
      <style:table-cell-properties fo:padding="0cm" fo:border="none"/>
    </style:style>
    <style:style style:name="P1" style:family="paragraph" style:parent-style-name="Frame_20_contents">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text-properties style:text-position="super 58%"/>
    </style:style>
    <style:style style:name="P4" style:family="paragraph" style:parent-style-name="Text_20_body">
      <style:text-properties style:text-position="0% 100%" style:font-name="Liberation Serif1"/>
    </style:style>
    <style:style style:name="P5" style:family="paragraph" style:parent-style-name="Quotations">
      <style:text-properties style:text-position="0% 100%" style:font-name="Liberation Serif1"/>
    </style:style>
    <style:style style:name="P6" style:family="paragraph" style:parent-style-name="Heading_20_3" style:list-style-name=""/>
    <style:style style:name="P7" style:family="paragraph" style:parent-style-name="Heading_20_3">
      <style:paragraph-properties fo:break-before="page"/>
    </style:style>
    <style:style style:name="P8" style:family="paragraph" style:parent-style-name="Heading_20_4" style:list-style-name=""/>
    <style:style style:name="P9" style:family="paragraph" style:parent-style-name="Heading_20_4">
      <style:paragraph-properties fo:break-before="page"/>
    </style:style>
    <style:style style:name="P10" style:family="paragraph" style:parent-style-name="Heading_20_1" style:list-style-name=""/>
    <style:style style:name="P11" style:family="paragraph" style:parent-style-name="Heading_20_1">
      <style:paragraph-properties fo:break-before="page"/>
    </style:style>
    <style:style style:name="P12" style:family="paragraph" style:parent-style-name="Heading_20_2" style:list-style-name=""/>
    <style:style style:name="P13" style:family="paragraph" style:parent-style-name="Heading_20_2">
      <style:paragraph-properties fo:break-before="page"/>
    </style:style>
    <style:style style:name="P14" style:family="paragraph" style:parent-style-name="Table_20_Contents">
      <style:text-properties style:font-size-asian="10.5pt"/>
    </style:style>
    <style:style style:name="P15" style:family="paragraph" style:parent-style-name="Table_20_Contents">
      <style:paragraph-properties fo:text-align="end" style:justify-single-word="false"/>
      <style:text-properties style:font-size-asian="10.5pt"/>
    </style:style>
    <style:style style:name="P16" style:family="paragraph" style:parent-style-name="Table_20_Contents">
      <style:text-properties fo:font-style="italic" style:font-size-asian="10.5pt" style:font-style-asian="italic" style:font-style-complex="italic"/>
    </style:style>
    <style:style style:name="P17" style:family="paragraph">
      <style:paragraph-properties fo:text-align="center"/>
    </style:style>
    <style:style style:name="T1" style:family="text">
      <style:text-properties style:font-name="Liberation Serif1"/>
    </style:style>
    <style:style style:name="T2" style:family="text">
      <style:text-properties style:text-position="sub 58%"/>
    </style:style>
    <style:style style:name="T3" style:family="text">
      <style:text-properties style:text-position="sub 58%" style:font-name="Liberation Serif1"/>
    </style:style>
    <style:style style:name="T4" style:family="text">
      <style:text-properties style:text-position="sub 58%" fo:font-style="italic" style:font-style-asian="italic" style:font-style-complex="italic"/>
    </style:style>
    <style:style style:name="T5" style:family="text">
      <style:text-properties style:text-position="sub 58%" style:font-name="Liberation Serif"/>
    </style:style>
    <style:style style:name="T6" style:family="text">
      <style:text-properties style:text-position="sub 58%" style:font-name="Liberation Serif" fo:font-style="italic" style:font-style-asian="italic" style:font-style-complex="italic"/>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style:text-position="0% 100%"/>
    </style:style>
    <style:style style:name="T11" style:family="text">
      <style:text-properties style:text-position="0% 100%" style:font-name="Liberation Serif1"/>
    </style:style>
    <style:style style:name="T12" style:family="text">
      <style:text-properties style:text-position="0% 100%" style:font-name="Liberation Serif1" fo:font-style="italic" style:font-style-asian="italic" style:font-style-complex="italic"/>
    </style:style>
    <style:style style:name="T13" style:family="text">
      <style:text-properties style:font-name="Liberation Serif1"/>
    </style:style>
    <style:style style:name="T14" style:family="text">
      <style:text-properties style:font-name="Liberation Serif"/>
    </style:style>
    <style:style style:name="T15" style:family="text">
      <style:text-properties style:font-name="Liberation Serif" fo:font-weight="bold" style:font-weight-asian="bold" style:font-weight-complex="bold"/>
    </style:style>
    <style:style style:name="T16" style:family="text">
      <style:text-properties style:font-name="Liberation Serif" fo:font-style="italic" fo:font-weight="bold" style:font-style-asian="italic" style:font-weight-asian="bold" style:font-style-complex="italic" style:font-weight-complex="bold"/>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giyama Layout</text:p>
      <text:p text:style-name="Subtitle">A Rosetta Stone for the that Sugiyama Graph Drawing Paper</text:p>
      <text:h text:style-name="Heading_20_1" text:outline-level="1">The Graph used as an Example.</text:h>
      <text:p text:style-name="Subtitle"><draw:frame draw:style-name="fr1" draw:name="Frame1" text:anchor-type="as-char" svg:width="14.723cm" draw:z-index="0"><draw:text-box fo:min-height="8.805cm"><text:p text:style-name="P1"><draw:g text:anchor-type="paragraph" draw:z-index="1" draw:style-name="gr1"><draw:circle draw:style-name="gr2" draw:text-style-name="P17" svg:width="0.662cm" svg:height="0.662cm" svg:x="7.484cm" svg:y="1.074cm"><text:p text:style-name="P17">a</text:p></draw:circle><draw:circle draw:style-name="gr2" draw:text-style-name="P17" svg:width="0.662cm" svg:height="0.662cm" svg:x="9.959cm" svg:y="1.035cm"><text:p text:style-name="P17">b</text:p></draw:circle><draw:circle draw:style-name="gr2" draw:text-style-name="P17" svg:width="0.662cm" svg:height="0.662cm" svg:x="6.066cm" svg:y="2.982cm"><text:p text:style-name="P17">c</text:p></draw:circle><draw:circle draw:style-name="gr2" draw:text-style-name="P17" svg:width="0.662cm" svg:height="0.662cm" svg:x="8.2cm" svg:y="2.944cm"><text:p text:style-name="P17">d</text:p></draw:circle><draw:circle draw:style-name="gr2" draw:text-style-name="P17" svg:width="0.662cm" svg:height="0.662cm" svg:x="9.939cm" svg:y="2.944cm"><text:p text:style-name="P17">e</text:p></draw:circle><draw:circle draw:style-name="gr2" draw:text-style-name="P17" svg:width="0.662cm" svg:height="0.662cm" svg:x="12.073cm" svg:y="2.905cm"><text:p text:style-name="P17">f</text:p></draw:circle><draw:circle draw:style-name="gr2" draw:text-style-name="P17" svg:width="0.662cm" svg:height="0.662cm" svg:x="6.048cm" svg:y="5.194cm"><text:p text:style-name="P17">g</text:p></draw:circle><draw:circle draw:style-name="gr2" draw:text-style-name="P17" svg:width="0.662cm" svg:height="0.662cm" svg:x="8.182cm" svg:y="5.155cm"><text:p text:style-name="P17">h</text:p></draw:circle><draw:circle draw:style-name="gr2" draw:text-style-name="P17" svg:width="0.662cm" svg:height="0.662cm" svg:x="9.922cm" svg:y="5.155cm"><text:p text:style-name="P17">i</text:p></draw:circle><draw:circle draw:style-name="gr2" draw:text-style-name="P17" svg:width="0.662cm" svg:height="0.662cm" svg:x="12.056cm" svg:y="5.117cm"><text:p text:style-name="P17">j</text:p></draw:circle><draw:circle draw:style-name="gr2" draw:text-style-name="P17" svg:width="0.662cm" svg:height="0.662cm" svg:x="6.879cm" svg:y="7.14cm"><text:p text:style-name="P17">k</text:p></draw:circle><draw:circle draw:style-name="gr2" draw:text-style-name="P17" svg:width="0.662cm" svg:height="0.662cm" svg:x="9.013cm" svg:y="7.101cm"><text:p text:style-name="P17">l</text:p></draw:circle><draw:circle draw:style-name="gr2" draw:text-style-name="P17" svg:width="0.662cm" svg:height="0.662cm" svg:x="10.752cm" svg:y="7.101cm"><text:p text:style-name="P17">m</text:p></draw:circle></draw:g><draw:path text:anchor-type="paragraph" draw:z-index="2" draw:style-name="gr3" draw:text-style-name="P17" svg:width="1.736cm" svg:height="0.252cm" draw:transform="rotate (-2.35619449019309) translate (7.78845138888464cm 1.81063194443883cm)" svg:viewBox="0 0 1737 253" svg:d="m0-30205c273 51 528-74 788-120 241-42 484-127 735-93l214-28"><text:p/></draw:path><draw:path text:anchor-type="paragraph" draw:z-index="3" draw:style-name="gr3" draw:text-style-name="P17" svg:width="1.486cm" svg:height="0.283cm" draw:transform="rotate (-1.35751709220212) translate (8.12345250964584cm 1.61732146593021cm)" svg:viewBox="0 0 1487 284" svg:d="m0-20070c220-1 436-81 658-89 219-7 389-130 605-119l224-49-32-27"><text:p/></draw:path><draw:path text:anchor-type="paragraph" draw:z-index="4" draw:style-name="gr3" draw:text-style-name="P17" svg:width="2.04cm" svg:height="1.361cm" svg:x="8.072cm" svg:y="1.602cm" svg:viewBox="0 0 2041 1362" svg:d="m0 0c272 196 566 360 870 512 234 117 515 183 680 414l170 191 189 149 132 96"><text:p/></draw:path><draw:path text:anchor-type="paragraph" draw:z-index="5" draw:style-name="gr3" draw:text-style-name="P17" svg:width="4.279cm" svg:height="0.281cm" draw:transform="rotate (2.78537095325722) translate (12.0042038471639cm 3.24479237329026cm)" svg:viewBox="0 0 4280 282" svg:d="m0-8868c215 57 406-83 613-87 217-4 433-111 645-58 228 57 435 47 667 114 223 63 465 0 694 24 208 21 418 11 623 50 204 39 413 23 618 33l197-12 216 40 7 18"><text:p/></draw:path><draw:path text:anchor-type="paragraph" draw:z-index="6" draw:style-name="gr3" draw:text-style-name="P17" svg:width="2.131cm" svg:height="0.288cm" draw:transform="rotate (-0.88924525389213) translate (10.8296255959564cm 1.34489914732826cm)" svg:viewBox="0 0 2132 289" svg:d="m0-11884c294-52 583-144 880-185 242-34 492 26 740 17l278-43 221-63 13-15"><text:p/></draw:path><draw:path text:anchor-type="paragraph" draw:z-index="7" draw:style-name="gr3" draw:text-style-name="P17" svg:width="3.705cm" svg:height="0.489cm" draw:transform="rotate (0.52063171586981) translate (6.61634722222222cm 3.01977777777778cm)" svg:viewBox="0 0 3706 490" svg:d="m0 29341c218 31 438 3 658 30 202 24 405 57 606 85 205 28 406 72 612 111s413 56 622 52 423 35 630 78c191 40 385 91 578 134v0"><text:p/></draw:path><draw:path text:anchor-type="paragraph" draw:z-index="8" draw:style-name="gr3" draw:text-style-name="P17" svg:width="1.506cm" svg:height="0.261cm" draw:transform="rotate (1.40062672472519) translate (6.09327669683292cm 5.12906988808402cm)" svg:viewBox="0 0 1507 262" svg:d="m0 25059c221-13 438-57 649-131 184-64 386-66 577-99l186-32 95 3"><text:p/></draw:path><draw:path text:anchor-type="paragraph" draw:z-index="9" draw:style-name="gr3" draw:text-style-name="P17" svg:width="1.461cm" svg:height="0.453cm" draw:transform="rotate (1.25838239068767) translate (8.07540733882667cm 5.01637032915219cm)" svg:viewBox="0 0 1462 454" svg:d="m0 31771c239 1 455-113 678-180 192-57 384-124 575-186l174-76 35-12"><text:p/></draw:path><draw:path text:anchor-type="paragraph" draw:z-index="10" draw:style-name="gr3" draw:text-style-name="P17" svg:width="2.149cm" svg:height="0.128cm" draw:transform="rotate (2.28795211643893) translate (10.1135828284389cm 5.2184537597476cm)" svg:viewBox="0 0 2150 129" svg:d="m0 4944c318 27 624-76 931-117 238-32 459 47 687 73l254-4 238-42 40-17"><text:p/></draw:path><draw:path text:anchor-type="paragraph" draw:z-index="11" draw:style-name="gr3" draw:text-style-name="P17" svg:width="3.345cm" svg:height="1.699cm" svg:x="8.789cm" svg:y="3.512cm" svg:viewBox="0 0 3346 1700" svg:d="m3346 1700c-280-79-524-241-776-377-208-112-370-272-586-379-225-113-411-295-605-454-169-138-391-181-585-264-185-79-395-60-566-170l-189-56h-39"><text:p/></draw:path><draw:path text:anchor-type="paragraph" draw:z-index="12" draw:style-name="gr3" draw:text-style-name="P17" svg:width="3.733cm" svg:height="0.234cm" draw:transform="rotate (0.454309204294038) translate (6.59802896363484cm 5.13236900371781cm)" svg:viewBox="0 0 3734 235" svg:d="m0 32719c257 41 517 15 769-23 246-36 487-113 735-126 239-12 485-36 726-24 215 11 428-48 641-22 221 26 439-33 660-16l203 17v0"><text:p/></draw:path><draw:path text:anchor-type="paragraph" draw:z-index="13" draw:style-name="gr3" draw:text-style-name="P17" svg:width="2.346cm" svg:height="0.483cm" draw:transform="rotate (2.62096093771939) translate (12.2114027777778cm 5.15584722222222cm)" svg:viewBox="0 0 2347 484" svg:d="m0-5774c273 4 535 110 803 107 261-4 481 143 728 170 249 27 450 246 713 179l103 28"><text:p/></draw:path><draw:path text:anchor-type="paragraph" draw:z-index="14" draw:style-name="gr3" draw:text-style-name="P17" svg:width="1.441cm" svg:height="0.259cm" draw:transform="rotate (2.23402144255232) translate (7.05430838238797cm 7.18926309564375cm)" svg:viewBox="0 0 1442 260" svg:d="m0-351c254-37 514-22 758 41 197 51 386 139 587 170l97 29"><text:p/></draw:path><draw:path text:anchor-type="paragraph" draw:z-index="15" draw:style-name="gr3" draw:text-style-name="P17" svg:width="2.645cm" svg:height="1.454cm" svg:x="7.449cm" svg:y="5.761cm" svg:viewBox="0 0 2646 1455" svg:d="m2646 0c-229 78-455 168-681 245-201 69-413 115-605 208-228 111-383 314-586 454-197 135-358 326-585 416l-189 132v0"><text:p/></draw:path><draw:path text:anchor-type="paragraph" draw:z-index="16" draw:style-name="gr3" draw:text-style-name="P17" svg:width="1.39cm" svg:height="0.436cm" draw:transform="rotate (2.3561944901919) translate (10.9386005295332cm 7.14655224824457cm)" svg:viewBox="0 0 1391 437" svg:d="m0 645c243-34 501 27 696 187 166 136 392 175 601 200l94 41"><text:p/></draw:path><draw:path text:anchor-type="paragraph" draw:z-index="17" draw:style-name="gr3" draw:text-style-name="P17" svg:width="4.904cm" svg:height="0.602cm" draw:transform="rotate (0.200887396904509) translate (7.36594315098922cm 6.66381238792167cm)" svg:viewBox="0 0 4905 603" svg:d="m0 33279c252 10 481-82 733-101 216-16 428-86 642-121s436-25 650-61 436-19 648-60c195-39 396-47 594-72 212-26 428-23 640-24 217-2 424-55 635-84l200-35 163-44"><text:p/></draw:path><draw:path text:anchor-type="paragraph" draw:z-index="18" draw:style-name="gr3" draw:text-style-name="P17" svg:width="2.899cm" svg:height="0.92cm" draw:transform="rotate (0.7853981633973) translate (9.56556944444444cm 7.17726388888889cm)" svg:viewBox="0 0 2900 921" svg:d="m0 40548c246 33 464 159 695 240 203 72 393 144 575 254 202 122 408 108 613 214 205 105 458 59 669 160l227 40 121 13"><text:p/></draw:path></text:p></draw:text-box></draw:frame></text:p>
      <text:p text:style-name="Text_20_body"/>
      <text:h text:style-name="P10" text:outline-level="1"/>
      <text:h text:style-name="P11" text:outline-level="1">Section II: Basic Definitions</text:h>
      <text:h text:style-name="Heading_20_2" text:outline-level="2">A: n-Level Hierarchy and Map </text:h>
      <text:p text:style-name="Text_20_body">For a graph <text:span text:style-name="T9">G</text:span>(<text:span text:style-name="T9">V</text:span>,<text:span text:style-name="T9"> E</text:span>), <text:span text:style-name="T9">V</text:span> is the set of vertices and<text:span text:style-name="T9"> E</text:span> is the set of edges.</text:p>
      <text:p text:style-name="Text_20_body"/>
      <text:p text:style-name="Quotations"><text:span text:style-name="T9">V</text:span> is partitioned into n subsets, that is</text:p>
      <text:p text:style-name="Quotations"><draw:frame draw:style-name="fr2" draw:name="Object1" text:anchor-type="as-char" svg:width="8.25cm" svg:height="0.529cm" draw:z-index="19"><draw:object xlink:href="./Object 1" xlink:type="simple" xlink:show="embed" xlink:actuate="onLoad"/><draw:image xlink:href="./ObjectReplacements/Object 1" xlink:type="simple" xlink:show="embed" xlink:actuate="onLoad"/></draw:frame></text:p>
      <text:p text:style-name="Text_20_body">The graph is layered. <text:s/>There are <text:span text:style-name="T9">n </text:span>layers. <text:s/>Vertices are on one layer and one layer only. Likewise, the edges are seperated into sets of edges which connect each layer:</text:p>
      <text:p text:style-name="Quotations"><text:s/><draw:frame draw:style-name="fr2" draw:name="Object5" text:anchor-type="as-char" svg:width="8.463cm" svg:height="0.529cm" draw:z-index="68"><draw:object xlink:href="./Object 5" xlink:type="simple" xlink:show="embed" xlink:actuate="onLoad"/><draw:image xlink:href="./ObjectReplacements/Object 5" xlink:type="simple" xlink:show="embed" xlink:actuate="onLoad"/></draw:frame></text:p>
      <text:p text:style-name="Text_20_body"/>
      <text:p text:style-name="Quotations">An order <text:span text:style-name="T1">σ</text:span><text:span text:style-name="T3">i</text:span> of <text:span text:style-name="T9">V</text:span><text:span text:style-name="T2">i</text:span> is given for each<text:span text:style-name="T9"> i</text:span>, where the term “order” means a sequence of all vertices of <text:span text:style-name="T9">V</text:span><text:span text:style-name="T2">i</text:span>;</text:p>
      <text:p text:style-name="Quotations"><draw:frame draw:style-name="fr2" draw:name="Object2" text:anchor-type="as-char" svg:width="3.972cm" svg:height="0.57cm" draw:z-index="20"><draw:object xlink:href="./Object 2" xlink:type="simple" xlink:show="embed" xlink:actuate="onLoad"/><draw:image xlink:href="./ObjectReplacements/Object 2" xlink:type="simple" xlink:show="embed" xlink:actuate="onLoad"/></draw:frame></text:p>
      <text:p text:style-name="Text_20_body">The order of the vertices in each layer is important. <text:s/>For the example graph:</text:p>
      <text:p text:style-name="Text_20_body"><draw:frame draw:style-name="fr2" draw:name="Object3" text:anchor-type="as-char" svg:width="2.739cm" svg:height="2.184cm" draw:z-index="21"><draw:object xlink:href="./Object 3" xlink:type="simple" xlink:show="embed" xlink:actuate="onLoad"/><draw:image xlink:href="./ObjectReplacements/Object 3" xlink:type="simple" xlink:show="embed" xlink:actuate="onLoad"/></draw:frame></text:p>
      <text:p text:style-name="Text_20_body">The drawing of a hierarchy is called a 'map'.</text:p>
      <text:p text:style-name="Text_20_body"/>
      <text:p text:style-name="Text_20_body">So, Python-wise, for the example graph, we've something like:</text:p>
      <text:p text:style-name="Code">V = [ list('ab') , list('cdef'), list('ghij'), list('klm') ] </text:p>
      <text:p text:style-name="Code">E = [ <text:s/>[('a','c'), ('a','d'), ('a','e'), ('a','f'), ('b','c'), ('b','f') ], </text:p>
      <text:p text:style-name="Code"><text:s text:c="7"/>[('c','g'), ('d','h'), ('d','i'), ('d','j'), ('e','g'), ('e','j') ], </text:p>
      <text:p text:style-name="Code"><text:s text:c="7"/>[('g','k'), ('i','k'), ('i','m'), ('j','k'), ('j','l') ] </text:p>
      <text:p text:style-name="Code"><text:s text:c="4"/>] </text:p>
      <text:p text:style-name="Code"/>
      <text:p text:style-name="Code">levels <text:s/>= len(V)</text:p>
      <text:h text:style-name="P12" text:outline-level="2"/>
      <text:h text:style-name="P13" text:outline-level="2">B: Matrix Realisation of n-Level Hierarchies</text:h>
      <text:p text:style-name="Quotations">A matrix M<text:span text:style-name="T7">(i)</text:span> = M(<text:span text:style-name="T1">σ</text:span><text:span text:style-name="T3">i</text:span>, <text:span text:style-name="T1">σ</text:span><text:span text:style-name="T2">i+1</text:span>) is a<draw:frame draw:style-name="fr2" draw:name="Object37" text:anchor-type="as-char" svg:width="2.05cm" svg:height="0.533cm" draw:z-index="69"><draw:object xlink:href="./Object 37" xlink:type="simple" xlink:show="embed" xlink:actuate="onLoad"/><draw:image xlink:href="./ObjectReplacements/Object 37" xlink:type="simple" xlink:show="embed" xlink:actuate="onLoad"/></draw:frame>matrix whose rows and columns are ordered according to <text:span text:style-name="T1">σ</text:span><text:span text:style-name="T3">i</text:span> and <text:span text:style-name="T1">σ</text:span><text:span text:style-name="T2">i+1</text:span> respectively.</text:p>
      <text:p text:style-name="Text_20_body">We're building a matrix for each layer in the graph. <text:s/>Rows are sources, columns are sinks. Vertices which are connected get a '1' in this matrix and unconnected vertices get a '0'. <text:s/>There is one less matrix that there are layers. <text:s/>For the example graph:</text:p>
      <text:p text:style-name="Text_20_body"><draw:frame draw:style-name="fr2" draw:name="Object4" text:anchor-type="as-char" svg:width="12.416cm" svg:height="2.792cm" draw:z-index="22"><draw:object xlink:href="./Object 4" xlink:type="simple" xlink:show="embed" xlink:actuate="onLoad"/><draw:image xlink:href="./ObjectReplacements/Object 4" xlink:type="simple" xlink:show="embed" xlink:actuate="onLoad"/></draw:frame></text:p>
      <text:p text:style-name="Text_20_body"/>
      <text:p text:style-name="Code">M = [] </text:p>
      <text:p text:style-name="Code">for i in xrange(levels-1): </text:p>
      <text:p text:style-name="Code"><text:s text:c="4"/>m_shape = ( len( V[i] ), len( V[i+1] ) ) </text:p>
      <text:p text:style-name="Code"><text:s text:c="4"/>m = zeros( m_shape ) </text:p>
      <text:p text:style-name="Code"><text:s text:c="3"/></text:p>
      <text:p text:style-name="Code"><text:s text:c="4"/>for e in E[i]: </text:p>
      <text:p text:style-name="Code"><text:s text:c="8"/>row = V[i].index( e[0] ) </text:p>
      <text:p text:style-name="Code"><text:s text:c="8"/>col = V[i+1].index( e[1] ) </text:p>
      <text:p text:style-name="Code"><text:s text:c="8"/>m[row][col] = 1 </text:p>
      <text:p text:style-name="Code"><text:s text:c="4"/></text:p>
      <text:p text:style-name="Code"><text:s text:c="4"/>M.append(m)</text:p>
      <text:p text:style-name="Text_20_body"/>
      <text:p text:style-name="Text_20_body"/>
      <text:p text:style-name="Quotations">A matrix realisation <text:span text:style-name="T8">g</text:span> of <text:span text:style-name="T9">G</text:span> is given by the formula <text:span text:style-name="T8">g</text:span>(<text:span text:style-name="T1">σ</text:span><text:span text:style-name="T3">i</text:span>, ..., <text:span text:style-name="T1">σ</text:span><text:span text:style-name="T3">n</text:span>) = M<text:span text:style-name="T7">(1)</text:span> ... M<text:span text:style-name="T7">(n-1) <text:s text:c="17"/></text:span><text:span text:style-name="T10">(2)</text:span></text:p>
      <text:p text:style-name="P3"/>
      <text:h text:style-name="P12" text:outline-level="2"/>
      <text:h text:style-name="P13" text:outline-level="2">C: The Number of Crossings of n-Level Hierarchies</text:h>
      <text:p text:style-name="Quotations">In the <text:span text:style-name="T9">i </text:span>th interconnection matrix<draw:frame draw:style-name="fr2" draw:name="Object6" text:anchor-type="as-char" svg:width="3.443cm" svg:height="0.591cm" draw:z-index="24"><draw:object xlink:href="./Object 6" xlink:type="simple" xlink:show="embed" xlink:actuate="onLoad"/><draw:image xlink:href="./ObjectReplacements/Object 6" xlink:type="simple" xlink:show="embed" xlink:actuate="onLoad"/></draw:frame>of <text:span text:style-name="T8">g</text:span>, let <draw:frame draw:style-name="fr2" draw:name="Object7" text:anchor-type="as-char" svg:width="4.092cm" svg:height="0.57cm" draw:z-index="25"><draw:object xlink:href="./Object 7" xlink:type="simple" xlink:show="embed" xlink:actuate="onLoad"/><draw:image xlink:href="./ObjectReplacements/Object 7" xlink:type="simple" xlink:show="embed" xlink:actuate="onLoad"/></draw:frame>. <text:s/>Further, let the row vector of<draw:frame draw:style-name="fr2" draw:name="Object8" text:anchor-type="as-char" svg:width="0.877cm" svg:height="0.527cm" draw:z-index="26"><draw:object xlink:href="./Object 8" xlink:type="simple" xlink:show="embed" xlink:actuate="onLoad"/><draw:image xlink:href="./ObjectReplacements/Object 8" xlink:type="simple" xlink:show="embed" xlink:actuate="onLoad"/></draw:frame>corresponding to a vertex<draw:frame draw:style-name="fr2" draw:name="Object9" text:anchor-type="as-char" svg:width="1.15cm" svg:height="0.529cm" draw:z-index="27"><draw:object xlink:href="./Object 9" xlink:type="simple" xlink:show="embed" xlink:actuate="onLoad"/><draw:image xlink:href="./ObjectReplacements/Object 9" xlink:type="simple" xlink:show="embed" xlink:actuate="onLoad"/></draw:frame>be denoted by<text:span text:style-name="T9"> r(v)</text:span>, then the number of crossings <draw:frame draw:style-name="fr2" draw:name="Object10" text:anchor-type="as-char" svg:width="2.711cm" svg:height="0.529cm" draw:z-index="28"><draw:object xlink:href="./Object 10" xlink:type="simple" xlink:show="embed" xlink:actuate="onLoad"/><draw:image xlink:href="./ObjectReplacements/Object 10" xlink:type="simple" xlink:show="embed" xlink:actuate="onLoad"/></draw:frame>produced by the ordered pair of row vectors<draw:frame draw:style-name="fr2" draw:name="Object11" text:anchor-type="as-char" svg:width="2.455cm" svg:height="0.531cm" draw:z-index="29"><draw:object xlink:href="./Object 11" xlink:type="simple" xlink:show="embed" xlink:actuate="onLoad"/><draw:image xlink:href="./ObjectReplacements/Object 11" xlink:type="simple" xlink:show="embed" xlink:actuate="onLoad"/><svg:desc>formula</svg:desc></draw:frame>is given by the formula</text:p>
      <text:p text:style-name="Quotations"><draw:frame draw:style-name="fr2" draw:name="Object13" text:anchor-type="as-char" svg:width="5.863cm" svg:height="1.139cm" draw:z-index="30"><draw:object xlink:href="./Object 13" xlink:type="simple" xlink:show="embed" xlink:actuate="onLoad"/><draw:image xlink:href="./ObjectReplacements/Object 13" xlink:type="simple" xlink:show="embed" xlink:actuate="onLoad"/><svg:desc>formula</svg:desc></draw:frame>where <draw:frame draw:style-name="fr2" draw:name="Object12" text:anchor-type="as-char" svg:width="1.702cm" svg:height="0.533cm" draw:z-index="70"><draw:object xlink:href="./Object 12" xlink:type="simple" xlink:show="embed" xlink:actuate="onLoad"/><draw:image xlink:href="./ObjectReplacements/Object 12" xlink:type="simple" xlink:show="embed" xlink:actuate="onLoad"/></draw:frame> <text:tab/><text:tab/><text:tab/><text:tab/> <text:s text:c="5"/>(3)</text:p>
      <text:p text:style-name="Text_20_body">Taking into account Python's zero-indexing carry on:</text:p>
      <text:p text:style-name="Code">def calc_k(i,j,k): </text:p>
      <text:p text:style-name="Code"><text:s text:c="4"/>""" Calculate the crossings between an ordered pair of vertex rows. """ </text:p>
      <text:p text:style-name="Code"><text:s text:c="4"/>q = len( V[i+1] ) </text:p>
      <text:p text:style-name="Code"><text:s text:c="4"/>k_jk = 0 </text:p>
      <text:p text:style-name="Code"><text:s text:c="4"/></text:p>
      <text:p text:style-name="Code"><text:s text:c="4"/>for a in xrange(0,q-1): <text:s/># 0 ... q-2 </text:p>
      <text:p text:style-name="Code"><text:s text:c="8"/>for b in xrange(a+1, q): # a+1 ... q -1</text:p>
      <text:p text:style-name="Code"><text:s text:c="12"/>k_jk += M[i][j][b] * M[i][k][a] </text:p>
      <text:p text:style-name="Code"><text:s text:c="4"/></text:p>
      <text:p text:style-name="Code"><text:s text:c="4"/>return k_jk</text:p>
      <text:p text:style-name="Text_20_body"/>
      <text:p text:style-name="Text_20_body">Crossovers... <text:s/>So, to get the crossovers in each layer, we have to check crossovers between each row vector in the layer. Hence:</text:p>
      <text:p text:style-name="Quotations"><draw:frame draw:style-name="fr2" draw:name="Object14" text:anchor-type="as-char" svg:width="4.186cm" svg:height="1.139cm" draw:z-index="31"><draw:object xlink:href="./Object 14" xlink:type="simple" xlink:show="embed" xlink:actuate="onLoad"/><draw:image xlink:href="./ObjectReplacements/Object 14" xlink:type="simple" xlink:show="embed" xlink:actuate="onLoad"/><svg:desc>formula</svg:desc></draw:frame>where <draw:frame draw:style-name="fr2" draw:name="Object15" text:anchor-type="as-char" svg:width="1.401cm" svg:height="0.533cm" draw:z-index="32"><draw:object xlink:href="./Object 15" xlink:type="simple" xlink:show="embed" xlink:actuate="onLoad"/><draw:image xlink:href="./ObjectReplacements/Object 15" xlink:type="simple" xlink:show="embed" xlink:actuate="onLoad"/><svg:desc>formula</svg:desc></draw:frame><text:tab/><text:tab/><text:tab/><text:tab/><text:tab/> <text:s text:c="5"/>(4)</text:p>
      <text:p text:style-name="Text_20_body">Which in Python is:</text:p>
      <text:p text:style-name="Code">def calc_layer_crossings(i): </text:p>
      <text:p text:style-name="Code"><text:s text:c="4"/>p = len( V[i] ) </text:p>
      <text:p text:style-name="Code"><text:s text:c="4"/>K_M = 0 </text:p>
      <text:p text:style-name="Code"><text:s text:c="4"/></text:p>
      <text:p text:style-name="Code"><text:s text:c="4"/>for j in xrange(0,p-1): </text:p>
      <text:p text:style-name="Code"><text:s text:c="8"/>for k in xrange(j+1,p): </text:p>
      <text:p text:style-name="Code"><text:s text:c="12"/>K_M += calc_k(i, j, k ) </text:p>
      <text:p text:style-name="Code"><text:s text:c="4"/></text:p>
      <text:p text:style-name="Code"><text:s text:c="4"/>return K_M</text:p>
      <text:p text:style-name="Text_20_body"/>
      <text:p text:style-name="Text_20_body">adfsa</text:p>
      <text:p text:style-name="Text_20_body"/>
      <text:p text:style-name="P2">So far, our Python program outputs the interconnection matrices and the crossover count for each layer:</text:p>
      <text:p text:style-name="Code">M(0) </text:p>
      <text:p text:style-name="Code">[[ 1. <text:s/>1. <text:s/>1. <text:s/>1.] </text:p>
      <text:p text:style-name="Code"><text:s/>[ 1. <text:s/>0. <text:s/>0. <text:s/>1.]] </text:p>
      <text:p text:style-name="Code"/>
      <text:p text:style-name="Code">M(1) </text:p>
      <text:p text:style-name="Code">[[ 1. <text:s/>0. <text:s/>0. <text:s/>0.] </text:p>
      <text:p text:style-name="Code"><text:s/>[ 0. <text:s/>1. <text:s/>1. <text:s/>1.] </text:p>
      <text:p text:style-name="Code"><text:s/>[ 1. <text:s/>0. <text:s/>0. <text:s/>1.] </text:p>
      <text:p text:style-name="Code"><text:s/>[ 0. <text:s/>0. <text:s/>0. <text:s/>0.]] </text:p>
      <text:p text:style-name="Code"/>
      <text:p text:style-name="Code">M(2) </text:p>
      <text:p text:style-name="Code">[[ 1. <text:s/>0. <text:s/>0.] </text:p>
      <text:p text:style-name="Code"><text:s/>[ 0. <text:s/>0. <text:s/>0.] </text:p>
      <text:p text:style-name="Code"><text:s/>[ 1. <text:s/>0. <text:s/>1.] </text:p>
      <text:p text:style-name="Code"><text:s/>[ 1. <text:s/>1. <text:s/>0.]] </text:p>
      <text:p text:style-name="Code"/>
      <text:p text:style-name="Code">Layer 0 3.0 </text:p>
      <text:p text:style-name="Code">Layer 1 3.0 </text:p>
      <text:p text:style-name="Code">Layer 2 2.0 </text:p>
      <text:p text:style-name="Text_20_body"/>
      <text:h text:style-name="P12" text:outline-level="2"/>
      <text:h text:style-name="P13" text:outline-level="2">D: Connectivity</text:h>
      <text:p text:style-name="Quotations">In an n-level hierarchy<draw:frame draw:style-name="fr2" draw:name="Object16" text:anchor-type="as-char" svg:width="2.902cm" svg:height="0.487cm" draw:z-index="33"><draw:object xlink:href="./Object 16" xlink:type="simple" xlink:show="embed" xlink:actuate="onLoad"/><draw:image xlink:href="./ObjectReplacements/Object 16" xlink:type="simple" xlink:show="embed" xlink:actuate="onLoad"/></draw:frame>if<draw:frame draw:style-name="fr2" draw:name="Object17" text:anchor-type="as-char" svg:width="3.124cm" svg:height="0.63cm" draw:z-index="34"><draw:object xlink:href="./Object 17" xlink:type="simple" xlink:show="embed" xlink:actuate="onLoad"/><draw:image xlink:href="./ObjectReplacements/Object 17" xlink:type="simple" xlink:show="embed" xlink:actuate="onLoad"/></draw:frame>,<draw:frame draw:style-name="fr2" draw:name="Object18" text:anchor-type="as-char" svg:width="1.826cm" svg:height="0.467cm" draw:z-index="35"><draw:object xlink:href="./Object 18" xlink:type="simple" xlink:show="embed" xlink:actuate="onLoad"/><draw:image xlink:href="./ObjectReplacements/Object 18" xlink:type="simple" xlink:show="embed" xlink:actuate="onLoad"/></draw:frame>, then the upper connectivity <draw:frame draw:style-name="fr2" draw:name="Object19" text:anchor-type="as-char" svg:width="0.693cm" svg:height="0.589cm" draw:z-index="36"><draw:object xlink:href="./Object 19" xlink:type="simple" xlink:show="embed" xlink:actuate="onLoad"/><draw:image xlink:href="./ObjectReplacements/Object 19" xlink:type="simple" xlink:show="embed" xlink:actuate="onLoad"/></draw:frame>of vertex<draw:frame draw:style-name="fr2" draw:name="Object20" text:anchor-type="as-char" svg:width="0.543cm" svg:height="0.589cm" draw:z-index="37"><draw:object xlink:href="./Object 20" xlink:type="simple" xlink:show="embed" xlink:actuate="onLoad"/><draw:image xlink:href="./ObjectReplacements/Object 20" xlink:type="simple" xlink:show="embed" xlink:actuate="onLoad"/></draw:frame>and the lower connectivity<draw:frame draw:style-name="fr2" draw:name="Object21" text:anchor-type="as-char" svg:width="0.693cm" svg:height="0.591cm" draw:z-index="38"><draw:object xlink:href="./Object 21" xlink:type="simple" xlink:show="embed" xlink:actuate="onLoad"/><draw:image xlink:href="./ObjectReplacements/Object 21" xlink:type="simple" xlink:show="embed" xlink:actuate="onLoad"/></draw:frame>of vertex<draw:frame draw:style-name="fr2" draw:name="Object22" text:anchor-type="as-char" svg:width="0.543cm" svg:height="0.589cm" draw:z-index="39"><draw:object xlink:href="./Object 22" xlink:type="simple" xlink:show="embed" xlink:actuate="onLoad"/><draw:image xlink:href="./ObjectReplacements/Object 22" xlink:type="simple" xlink:show="embed" xlink:actuate="onLoad"/><svg:desc>formula</svg:desc></draw:frame>are defined by the formulas</text:p>
      <text:p text:style-name="Quotations"><draw:frame draw:style-name="fr2" draw:name="Object23" text:anchor-type="as-char" svg:width="7.733cm" svg:height="1.178cm" draw:z-index="40"><draw:object xlink:href="./Object 23" xlink:type="simple" xlink:show="embed" xlink:actuate="onLoad"/><draw:image xlink:href="./ObjectReplacements/Object 23" xlink:type="simple" xlink:show="embed" xlink:actuate="onLoad"/></draw:frame><text:tab/><text:tab/><text:tab/><text:tab/><text:tab/> <text:s text:c="5"/>(6)</text:p>
      <text:p text:style-name="Quotations"><draw:frame draw:style-name="fr2" draw:name="Object24" text:anchor-type="as-char" svg:width="8.07cm" svg:height="1.178cm" draw:z-index="41"><draw:object xlink:href="./Object 24" xlink:type="simple" xlink:show="embed" xlink:actuate="onLoad"/><draw:image xlink:href="./ObjectReplacements/Object 24" xlink:type="simple" xlink:show="embed" xlink:actuate="onLoad"/></draw:frame><text:tab/><text:tab/><text:tab/><text:tab/><text:tab/> <text:s text:c="5"/>(7)</text:p>
      <text:p text:style-name="Text_20_body">For each vertice, we're counting how many vertices its connected to in the layer above. <text:s/>We get a count for connections to the layer below too. </text:p>
      <text:p text:style-name="Code">def calc_upper_connectivity( i, k ): </text:p>
      <text:p text:style-name="Code"><text:s text:c="4"/>lim = len( V[i-1] ) </text:p>
      <text:p text:style-name="Code"><text:s text:c="4"/>C_U = 0 </text:p>
      <text:p text:style-name="Code"><text:s text:c="4"/></text:p>
      <text:p text:style-name="Code"><text:s text:c="4"/>for j in xrange(0, lim ): </text:p>
      <text:p text:style-name="Code"><text:s text:c="8"/>C_U += M[i-1][j][k] </text:p>
      <text:p text:style-name="Code"><text:s text:c="8"/></text:p>
      <text:p text:style-name="Code"><text:s text:c="4"/>return C_U </text:p>
      <text:p text:style-name="Code"/>
      <text:p text:style-name="Code"/>
      <text:p text:style-name="Code">def calc_lower_connectivity( i, k ): </text:p>
      <text:p text:style-name="Code"><text:s text:c="4"/>lim = len( V[i+1] ) </text:p>
      <text:p text:style-name="Code"><text:s text:c="4"/>C_L = 0 </text:p>
      <text:p text:style-name="Code"><text:s text:c="4"/></text:p>
      <text:p text:style-name="Code"><text:s text:c="4"/>for l in xrange(0, lim ): </text:p>
      <text:p text:style-name="Code"><text:s text:c="8"/>C_L += M[i][k][l] </text:p>
      <text:p text:style-name="Code"><text:s text:c="8"/></text:p>
      <text:p text:style-name="Code"><text:s text:c="4"/>return C_L</text:p>
      <text:h text:style-name="P12" text:outline-level="2"/>
      <text:h text:style-name="P13" text:outline-level="2">E: Barycentres</text:h>
      <text:h text:style-name="Heading_20_4" text:outline-level="4">Barycentre I</text:h>
      <text:p text:style-name="Quotations">[...] barycentre<draw:frame draw:style-name="fr2" draw:name="Object25" text:anchor-type="as-char" svg:width="0.693cm" svg:height="0.529cm" draw:z-index="42"><draw:object xlink:href="./Object 25" xlink:type="simple" xlink:show="embed" xlink:actuate="onLoad"/><draw:image xlink:href="./ObjectReplacements/Object 25" xlink:type="simple" xlink:show="embed" xlink:actuate="onLoad"/></draw:frame>of a binary vector <draw:frame draw:style-name="fr2" draw:name="Object26" text:anchor-type="as-char" svg:width="2.732cm" svg:height="0.529cm" draw:z-index="43"><draw:object xlink:href="./Object 26" xlink:type="simple" xlink:show="embed" xlink:actuate="onLoad"/><draw:image xlink:href="./ObjectReplacements/Object 26" xlink:type="simple" xlink:show="embed" xlink:actuate="onLoad"/></draw:frame>to be used in the definition of a specific generating matrix in Section III is given by:</text:p>
      <text:p text:style-name="Quotations"><draw:frame draw:style-name="fr2" draw:name="Object27" text:anchor-type="as-char" svg:width="4.212cm" svg:height="1.139cm" draw:z-index="44"><draw:object xlink:href="./Object 27" xlink:type="simple" xlink:show="embed" xlink:actuate="onLoad"/><draw:image xlink:href="./ObjectReplacements/Object 27" xlink:type="simple" xlink:show="embed" xlink:actuate="onLoad"/></draw:frame><text:tab/><text:tab/><text:tab/><text:tab/><text:tab/><text:tab/><text:tab/><text:tab/> <text:s text:c="5"/>(8)</text:p>
      <text:p text:style-name="Text_20_body">This calculates the vector 'index' where the center of the ones would be.</text:p>
      <text:p text:style-name="Code"><text:s/>def vector_barycentre( vector ): </text:p>
      <text:p text:style-name="Code"/>
      <text:p text:style-name="Code"><text:s text:c="4"/>barycentre = 0.0 </text:p>
      <text:p text:style-name="Code"><text:s text:c="4"/>for j in xrange( len(vector) ): </text:p>
      <text:p text:style-name="Code"><text:s text:c="8"/>barycentre += j * vector[j] </text:p>
      <text:p text:style-name="Code"><text:s text:c="4"/></text:p>
      <text:p text:style-name="Code"><text:s text:c="4"/>total = sum(vector) </text:p>
      <text:p text:style-name="Code"><text:s text:c="4"/>if total: </text:p>
      <text:p text:style-name="Code"><text:s text:c="8"/>barycentre /= total </text:p>
      <text:p text:style-name="Code"><text:s text:c="4"/>else: </text:p>
      <text:p text:style-name="Code"><text:s text:c="8"/>barycentre = 0.0 </text:p>
      <text:p text:style-name="Code"><text:s text:c="8"/></text:p>
      <text:p text:style-name="Code"><text:s text:c="4"/>return barycentre</text:p>
      <text:p text:style-name="Text_20_body"><text:s text:c="4"/></text:p>
      <text:p text:style-name="Text_20_body">Example output:</text:p>
      <text:p text:style-name="Code">Vector Barycentres: </text:p>
      <text:p text:style-name="Code">[ 1. <text:s/>1. <text:s/>1. <text:s/>1.]: 1.500000 </text:p>
      <text:p text:style-name="Code">[ 1. <text:s/>0. <text:s/>0. <text:s/>1.]: 1.500000 </text:p>
      <text:p text:style-name="Code">[ 1. <text:s/>0. <text:s/>0. <text:s/>0.]: 0.000000 </text:p>
      <text:p text:style-name="Code">[ 0. <text:s/>1. <text:s/>1. <text:s/>1.]: 2.000000 </text:p>
      <text:p text:style-name="Code">[ 1. <text:s/>0. <text:s/>0. <text:s/>1.]: 1.500000 </text:p>
      <text:p text:style-name="Code">[ 0. <text:s/>0. <text:s/>0. <text:s/>0.]: 0.000000 </text:p>
      <text:p text:style-name="Code">[ 1. <text:s/>0. <text:s/>0.]: 0.000000 </text:p>
      <text:p text:style-name="Code">[ 0. <text:s/>0. <text:s/>0.]: 0.000000 </text:p>
      <text:p text:style-name="Code">[ 1. <text:s/>0. <text:s/>1.]: 1.000000 </text:p>
      <text:p text:style-name="Code">[ 1. <text:s/>1. <text:s/>0.]: 0.500000 </text:p>
      <text:h text:style-name="P8" text:outline-level="4"/>
      <text:h text:style-name="P9" text:outline-level="4">Barycentre II</text:h>
      <text:p text:style-name="Quotations">Next the formulas</text:p>
      <text:p text:style-name="Quotations"><draw:frame draw:style-name="fr2" draw:name="Object28" text:anchor-type="as-char" svg:width="8.186cm" svg:height="1.139cm" draw:z-index="45"><draw:object xlink:href="./Object 28" xlink:type="simple" xlink:show="embed" xlink:actuate="onLoad"/><draw:image xlink:href="./ObjectReplacements/Object 28" xlink:type="simple" xlink:show="embed" xlink:actuate="onLoad"/></draw:frame><text:tab/><text:tab/><text:tab/><text:tab/> <text:s text:c="5"/>(9)</text:p>
      <text:p text:style-name="Quotations"><draw:frame draw:style-name="fr2" draw:name="Object29" text:anchor-type="as-char" svg:width="8.481cm" svg:height="1.139cm" draw:z-index="46"><draw:object xlink:href="./Object 29" xlink:type="simple" xlink:show="embed" xlink:actuate="onLoad"/><draw:image xlink:href="./ObjectReplacements/Object 29" xlink:type="simple" xlink:show="embed" xlink:actuate="onLoad"/><svg:desc>formula</svg:desc></draw:frame><text:tab/><text:tab/><text:tab/><text:tab/> <text:s text:c="3"/>(10)</text:p>
      <text:p text:style-name="Quotations">give row and column barycentres of a binary interconnection matrix<draw:frame draw:style-name="fr2" draw:name="Object30" text:anchor-type="as-char" svg:width="2.087cm" svg:height="0.589cm" draw:z-index="47"><draw:object xlink:href="./Object 30" xlink:type="simple" xlink:show="embed" xlink:actuate="onLoad"/><draw:image xlink:href="./ObjectReplacements/Object 30" xlink:type="simple" xlink:show="embed" xlink:actuate="onLoad"/></draw:frame>respectively, which will be used in BC method.</text:p>
      <text:p text:style-name="Text_20_body">So this is just the vector barycentre for rows and column of the connection dictionaries. And teh codez (row barycentre is similar):</text:p>
      <text:p text:style-name="Code">def col_barycentres( layer ): </text:p>
      <text:p text:style-name="Code"/>
      <text:p text:style-name="Code"><text:s text:c="4"/>barycentres = [] </text:p>
      <text:p text:style-name="Code"><text:s text:c="2"/></text:p>
      <text:p text:style-name="Code"><text:s text:c="4"/>p = len( V[layer] ) </text:p>
      <text:p text:style-name="Code"><text:s text:c="4"/>q = len( V[layer+1] ) </text:p>
      <text:p text:style-name="Code"><text:s text:c="4"/>m = M[layer] </text:p>
      <text:p text:style-name="Code"><text:s text:c="4"/></text:p>
      <text:p text:style-name="Code"><text:s text:c="4"/>for l in xrange(q): </text:p>
      <text:p text:style-name="Code"><text:s text:c="8"/>numer = 0.0 </text:p>
      <text:p text:style-name="Code"><text:s text:c="8"/>denom = 0.0 </text:p>
      <text:p text:style-name="Code"><text:s text:c="8"/></text:p>
      <text:p text:style-name="Code"><text:s text:c="8"/>for k in xrange(p): </text:p>
      <text:p text:style-name="Code"><text:s text:c="12"/>numer += k * m[k][l] </text:p>
      <text:p text:style-name="Code"><text:s text:c="12"/>denom += m[k][l] </text:p>
      <text:p text:style-name="Code"><text:s text:c="12"/></text:p>
      <text:p text:style-name="Code"><text:s text:c="8"/>if denom: </text:p>
      <text:p text:style-name="Code"><text:s text:c="12"/>barycentre = numer / denom </text:p>
      <text:p text:style-name="Code"><text:s text:c="8"/>else: </text:p>
      <text:p text:style-name="Code"><text:s text:c="12"/>barycentre = 0.0 </text:p>
      <text:p text:style-name="Code"><text:s text:c="12"/></text:p>
      <text:p text:style-name="Code"><text:s text:c="8"/>barycentres.append(barycentre) </text:p>
      <text:p text:style-name="Code"><text:s text:c="8"/></text:p>
      <text:p text:style-name="Code"><text:s text:c="4"/>return barycentres</text:p>
      <text:p text:style-name="Text_20_body"/>
      <text:h text:style-name="P8" text:outline-level="4"/>
      <text:h text:style-name="P9" text:outline-level="4">Barycentre III</text:h>
      <text:p text:style-name="Quotations">Finally, upper and lower barycenters<draw:frame draw:style-name="fr2" draw:name="Object31" text:anchor-type="as-char" svg:width="1.453cm" svg:height="0.589cm" draw:z-index="62"><draw:object xlink:href="./Object 31" xlink:type="simple" xlink:show="embed" xlink:actuate="onLoad"/><draw:image xlink:href="./ObjectReplacements/Object 31" xlink:type="simple" xlink:show="embed" xlink:actuate="onLoad"/></draw:frame>of upper and lower vertices connected to the <text:span text:style-name="T9">k</text:span> th vertex <draw:frame draw:style-name="fr2" draw:name="Object32" text:anchor-type="as-char" svg:width="0.543cm" svg:height="0.589cm" draw:z-index="63"><draw:object xlink:href="./Object 32" xlink:type="simple" xlink:show="embed" xlink:actuate="onLoad"/><draw:image xlink:href="./ObjectReplacements/Object 32" xlink:type="simple" xlink:show="embed" xlink:actuate="onLoad"/></draw:frame>in the <text:span text:style-name="T9">i</text:span> th level are defined by</text:p>
      <text:p text:style-name="Quotations"><draw:frame draw:style-name="fr2" draw:name="Object33" text:anchor-type="as-char" svg:width="7.708cm" svg:height="1.139cm" draw:z-index="64"><draw:object xlink:href="./Object 33" xlink:type="simple" xlink:show="embed" xlink:actuate="onLoad"/><draw:image xlink:href="./ObjectReplacements/Object 33" xlink:type="simple" xlink:show="embed" xlink:actuate="onLoad"/></draw:frame><text:tab/>where<draw:frame draw:style-name="fr2" draw:name="Object35" text:anchor-type="as-char" svg:width="1.739cm" svg:height="0.533cm" draw:z-index="65"><draw:object xlink:href="./Object 35" xlink:type="simple" xlink:show="embed" xlink:actuate="onLoad"/><draw:image xlink:href="./ObjectReplacements/Object 35" xlink:type="simple" xlink:show="embed" xlink:actuate="onLoad"/></draw:frame><text:tab/><text:tab/> <text:s text:c="3"/>(11)</text:p>
      <text:p text:style-name="Quotations"><draw:frame draw:style-name="fr2" draw:name="Object34" text:anchor-type="as-char" svg:width="7.354cm" svg:height="1.139cm" draw:z-index="66"><draw:object xlink:href="./Object 34" xlink:type="simple" xlink:show="embed" xlink:actuate="onLoad"/><draw:image xlink:href="./ObjectReplacements/Object 34" xlink:type="simple" xlink:show="embed" xlink:actuate="onLoad"/><svg:desc>formula</svg:desc></draw:frame><text:tab/>where<draw:frame draw:style-name="fr2" draw:name="Object36" text:anchor-type="as-char" svg:width="1.702cm" svg:height="0.533cm" draw:z-index="67"><draw:object xlink:href="./Object 36" xlink:type="simple" xlink:show="embed" xlink:actuate="onLoad"/><draw:image xlink:href="./ObjectReplacements/Object 36" xlink:type="simple" xlink:show="embed" xlink:actuate="onLoad"/></draw:frame><text:tab/><text:tab/> <text:s text:c="3"/>(12)</text:p>
      <text:p text:style-name="Quotations">[..] These barycentres will be used in the PR method.</text:p>
      <text:p text:style-name="Text_20_body">These barycentres work on an actual geometric layout, with <text:span text:style-name="T9">x()</text:span> returning the geometric x position of the vertex.</text:p>
      <text:p text:style-name="Text_20_body"/>
      <text:p text:style-name="Text_20_body"/>
      <text:h text:style-name="P12" text:outline-level="2"/>
      <text:h text:style-name="P11" text:outline-level="1">Section III: Reduction of the Number of Crossings</text:h>
      <text:p text:style-name="Quotations">Let <text:span text:style-name="T9">S</text:span><text:span text:style-name="T4">i</text:span><text:span text:style-name="T2"> </text:span>be a set of all possible orders <text:span text:style-name="T1">σ</text:span><text:span text:style-name="T3">i </text:span>in an <text:span text:style-name="T9">n</text:span>-level hierarchy<draw:frame draw:style-name="fr2" draw:name="Object38" text:anchor-type="as-char" svg:width="2.902cm" svg:height="0.487cm" draw:z-index="23"><draw:object xlink:href="./Object 38" xlink:type="simple" xlink:show="embed" xlink:actuate="onLoad"/><draw:image xlink:href="./ObjectReplacements/Object 38" xlink:type="simple" xlink:show="embed" xlink:actuate="onLoad"/><svg:desc>formula</svg:desc></draw:frame>and <draw:frame draw:style-name="fr2" draw:name="Object39" text:anchor-type="as-char" svg:width="2.619cm" svg:height="0.531cm" draw:z-index="48"><draw:object xlink:href="./Object 39" xlink:type="simple" xlink:show="embed" xlink:actuate="onLoad"/><draw:image xlink:href="./ObjectReplacements/Object 39" xlink:type="simple" xlink:show="embed" xlink:actuate="onLoad"/></draw:frame>, then the problem of minimizing the number of crossings in an <text:span text:style-name="T9">n</text:span>-level hierarchy is stated as follows:</text:p>
      <text:p text:style-name="Quotations"><draw:frame draw:style-name="fr2" draw:name="Object40" text:anchor-type="as-char" svg:width="4.817cm" svg:height="0.49cm" draw:z-index="49"><draw:object xlink:href="./Object 40" xlink:type="simple" xlink:show="embed" xlink:actuate="onLoad"/><draw:image xlink:href="./ObjectReplacements/Object 40" xlink:type="simple" xlink:show="embed" xlink:actuate="onLoad"/></draw:frame><text:tab/><text:tab/><text:tab/><text:tab/><text:tab/><text:tab/><text:tab/> <text:s text:c="3"/>(13)</text:p>
      <text:p text:style-name="Quotations">according to formulas (2) – (5). <text:s/>This problem, however, is combinatorial in nature, therefore, it is difficult to obtain the optimum solution when the size of the problem is not small.</text:p>
      <text:h text:style-name="Heading_20_2" text:outline-level="2">A: Algorithms for Two-Level Hierarchies</text:h>
      <text:h text:style-name="Heading_20_3" text:outline-level="3">1: Penalty Minimization Method (PM method)</text:h>
      <text:p text:style-name="Quotations">In order to describe the algorithm, a penalty digraph is introduced.</text:p>
      <text:p text:style-name="Quotations"><text:span text:style-name="T9">Penalty digraph</text:span>: Let <draw:frame draw:style-name="fr2" draw:name="Object41" text:anchor-type="as-char" svg:width="2.568cm" svg:height="0.529cm" draw:z-index="50"><draw:object xlink:href="./Object 41" xlink:type="simple" xlink:show="embed" xlink:actuate="onLoad"/><draw:image xlink:href="./ObjectReplacements/Object 41" xlink:type="simple" xlink:show="embed" xlink:actuate="onLoad"/></draw:frame>be given. Then we consider the case where the row order <text:span text:style-name="T1">σ</text:span><text:span text:style-name="T3">1</text:span><text:span text:style-name="T1"> </text:span><text:span text:style-name="T11">is permutated under the fixed column order σ</text:span><text:span text:style-name="T3">2</text:span><text:span text:style-name="T11">. The penalty digraph</text:span><text:span text:style-name="T12"> H</text:span><text:span text:style-name="T11"> is defined by </text:span><text:span text:style-name="T12">H</text:span><text:span text:style-name="T11"> = (</text:span><text:span text:style-name="T12">W</text:span><text:span text:style-name="T11">, </text:span><text:span text:style-name="T12">F</text:span><text:span text:style-name="T11">, </text:span><text:span text:style-name="T12">p</text:span><text:span text:style-name="T11"> ) where:</text:span></text:p>
      <text:p text:style-name="P5"><draw:frame draw:style-name="fr2" draw:name="Object42" text:anchor-type="as-char" svg:width="1.409cm" svg:height="0.529cm" draw:z-index="51"><draw:object xlink:href="./Object 42" xlink:type="simple" xlink:show="embed" xlink:actuate="onLoad"/><draw:image xlink:href="./ObjectReplacements/Object 42" xlink:type="simple" xlink:show="embed" xlink:actuate="onLoad"/></draw:frame></text:p>
      <text:p text:style-name="P5"><draw:frame draw:style-name="fr2" draw:name="Object43" text:anchor-type="as-char" svg:width="8.985cm" svg:height="0.492cm" draw:z-index="52"><draw:object xlink:href="./Object 43" xlink:type="simple" xlink:show="embed" xlink:actuate="onLoad"/><draw:image xlink:href="./ObjectReplacements/Object 43" xlink:type="simple" xlink:show="embed" xlink:actuate="onLoad"/><svg:desc>formula</svg:desc></draw:frame></text:p>
      <text:p text:style-name="P5"><draw:frame draw:style-name="fr2" draw:name="Object47" text:anchor-type="as-char" svg:width="2.281cm" svg:height="0.49cm" draw:z-index="53"><draw:object xlink:href="./Object 47" xlink:type="simple" xlink:show="embed" xlink:actuate="onLoad"/><draw:image xlink:href="./ObjectReplacements/Object 47" xlink:type="simple" xlink:show="embed" xlink:actuate="onLoad"/></draw:frame></text:p>
      <text:p text:style-name="Quotations"><text:span text:style-name="T11"><draw:frame draw:style-name="fr2" draw:name="Object44" text:anchor-type="as-char" svg:width="1.736cm" svg:height="0.467cm" draw:z-index="54"><draw:object xlink:href="./Object 44" xlink:type="simple" xlink:show="embed" xlink:actuate="onLoad"/><draw:image xlink:href="./ObjectReplacements/Object 44" xlink:type="simple" xlink:show="embed" xlink:actuate="onLoad"/><svg:desc>formula</svg:desc></draw:frame></text:span><text:span text:style-name="T11">is defined by</text:span><text:span text:style-name="T11"><draw:frame draw:style-name="fr2" draw:name="Object45" text:anchor-type="as-char" svg:width="6.641cm" svg:height="0.487cm" draw:z-index="55"><draw:object xlink:href="./Object 45" xlink:type="simple" xlink:show="embed" xlink:actuate="onLoad"/><draw:image xlink:href="./ObjectReplacements/Object 45" xlink:type="simple" xlink:show="embed" xlink:actuate="onLoad"/></draw:frame></text:span><text:span text:style-name="T11">for each</text:span><text:span text:style-name="T11"><draw:frame draw:style-name="fr2" draw:name="Object46" text:anchor-type="as-char" svg:width="2.053cm" svg:height="0.487cm" draw:z-index="56"><draw:object xlink:href="./Object 46" xlink:type="simple" xlink:show="embed" xlink:actuate="onLoad"/><draw:image xlink:href="./ObjectReplacements/Object 46" xlink:type="simple" xlink:show="embed" xlink:actuate="onLoad"/></draw:frame></text:span></text:p>
      <text:p text:style-name="Quotations"><text:span text:style-name="T11">This penalty digraph </text:span><text:span text:style-name="T12">H</text:span><text:span text:style-name="T11"> is used for the reordering of σ</text:span><text:span text:style-name="T3">1</text:span><text:span text:style-name="T11"> as described subsequently.</text:span></text:p>
      <text:p text:style-name="P4">Hmm. This is doing things the long way. Skip straight to the Barycentre Heuristic.</text:p>
      <text:h text:style-name="P6" text:outline-level="3"/>
      <text:h text:style-name="P7" text:outline-level="3">2: Barycentric Method (BC method)</text:h>
      <text:p text:style-name="Quotations">The essential idea of this method is to reorder <text:span text:style-name="T1">σ</text:span><text:span text:style-name="T3">1</text:span><text:span text:style-name="T1"> </text:span>according to the row barycentres <draw:frame draw:style-name="fr2" draw:name="Object49" text:anchor-type="as-char" svg:width="3.297cm" svg:height="0.591cm" draw:z-index="57"><draw:object xlink:href="./Object 49" xlink:type="simple" xlink:show="embed" xlink:actuate="onLoad"/><draw:image xlink:href="./ObjectReplacements/Object 49" xlink:type="simple" xlink:show="embed" xlink:actuate="onLoad"/></draw:frame>which are calculated by (9). These are ordered from the smallest to the largest, that is<draw:frame draw:style-name="fr2" draw:name="Object48" text:anchor-type="as-char" svg:width="3.57cm" svg:height="0.651cm" draw:z-index="58"><draw:object xlink:href="./Object 48" xlink:type="simple" xlink:show="embed" xlink:actuate="onLoad"/><draw:image xlink:href="./ObjectReplacements/Object 48" xlink:type="simple" xlink:show="embed" xlink:actuate="onLoad"/></draw:frame>, where if there are sets of rows of which barycentres are equal, the original order is preserved. <text:s/>Then if the reordering of <draw:frame draw:style-name="fr2" draw:name="Object50" text:anchor-type="as-char" svg:width="0.63cm" svg:height="0.529cm" draw:z-index="59"><draw:object xlink:href="./Object 50" xlink:type="simple" xlink:show="embed" xlink:actuate="onLoad"/><draw:image xlink:href="./ObjectReplacements/Object 50" xlink:type="simple" xlink:show="embed" xlink:actuate="onLoad"/></draw:frame>is denoted by <draw:frame draw:style-name="fr2" draw:name="Object51" text:anchor-type="as-char" svg:width="0.79cm" svg:height="0.531cm" draw:z-index="60"><draw:object xlink:href="./Object 51" xlink:type="simple" xlink:show="embed" xlink:actuate="onLoad"/><draw:image xlink:href="./ObjectReplacements/Object 51" xlink:type="simple" xlink:show="embed" xlink:actuate="onLoad"/><svg:desc>formula</svg:desc></draw:frame>, we have <draw:frame draw:style-name="fr2" draw:name="Object52" text:anchor-type="as-char" svg:width="3.022cm" svg:height="0.593cm" draw:z-index="61"><draw:object xlink:href="./Object 52" xlink:type="simple" xlink:show="embed" xlink:actuate="onLoad"/><draw:image xlink:href="./ObjectReplacements/Object 52" xlink:type="simple" xlink:show="embed" xlink:actuate="onLoad"/><svg:desc>formula</svg:desc></draw:frame>.</text:p>
      <text:h text:style-name="Heading_20_4" text:outline-level="4">Algorithm:</text:h>
      <text:p text:style-name="Quotations">The algorithm consists of two phases, Phase 1 and Phase 2. <text:s/>Phase 2 uses Phase 1 as a subalgorithm. In Phase 1 the barycentric ordering of rows or columns is repeated in turn. In this operation for Phase 1, the orders of the rows (or columns) which have equal barycentres are preserved. However, we may be able to reduce the number of crossings by changing these orders. Therefore, Phase 2 is introduced to carry out the operation to reorder rows (or columns) with equal barycentres just after execution of Phase 1. In Phase 2 the order of these rows (or columns) are reversed in each set (this operation is called “reversion” of rows (or columns) and is denoted by<draw:frame draw:style-name="fr3" draw:name="Object70" text:anchor-type="as-char" svg:width="1.455cm" svg:height="0.529cm" draw:z-index="89"><draw:object xlink:href="./Object 70" xlink:type="simple" xlink:show="embed" xlink:actuate="onLoad"/><draw:image xlink:href="./ObjectReplacements/Object 70" xlink:type="simple" xlink:show="embed" xlink:actuate="onLoad"/></draw:frame>(or<draw:frame draw:style-name="fr3" draw:name="Object71" text:anchor-type="as-char" svg:width="1.461cm" svg:height="0.531cm" draw:z-index="90"><draw:object xlink:href="./Object 71" xlink:type="simple" xlink:show="embed" xlink:actuate="onLoad"/><draw:image xlink:href="./ObjectReplacements/Object 71" xlink:type="simple" xlink:show="embed" xlink:actuate="onLoad"/></draw:frame>), and then Phase 1 is reexecuted starting with columns (or rows). This operation has empirically found to be effective.</text:p>
      <text:p text:style-name="Quotations">The algorithm is given as follows: Let<draw:frame draw:style-name="fr3" draw:name="Object72" text:anchor-type="as-char" svg:width="0.751cm" svg:height="0.529cm" draw:z-index="88"><draw:object xlink:href="./Object 72" xlink:type="simple" xlink:show="embed" xlink:actuate="onLoad"/><draw:image xlink:href="./ObjectReplacements/Object 72" xlink:type="simple" xlink:show="embed" xlink:actuate="onLoad"/></draw:frame>be a matrix realization of a two-level hierarchy and let <text:span text:style-name="T9">M*</text:span> be a solution matrix, and <text:span text:style-name="T9">K*</text:span> the number of crossings of <text:span text:style-name="T9">M*</text:span>. </text:p>
      <text:p text:style-name="Text_20_body"/>
      <table:table table:name="Table1" table:style-name="Table1">
        <table:table-column table:style-name="Table1.A"/>
        <table:table-column table:style-name="Table1.B"/>
        <table:table-row>
          <table:table-cell table:style-name="Table1.A1" office:value-type="string">
            <text:p text:style-name="P16">Phase 1:</text:p>
          </table:table-cell>
          <table:table-cell table:style-name="Table1.A1" office:value-type="string">
            <text:p text:style-name="P14"/>
          </table:table-cell>
        </table:table-row>
        <table:table-row>
          <table:table-cell table:style-name="Table1.A1" office:value-type="string">
            <text:p text:style-name="P15">Step 1:</text:p>
          </table:table-cell>
          <table:table-cell table:style-name="Table1.A1" office:value-type="string">
            <text:p text:style-name="P14"><draw:frame draw:style-name="fr3" draw:name="Object53" text:anchor-type="as-char" svg:width="4.54cm" svg:height="0.529cm" draw:z-index="71"><draw:object xlink:href="./Object 53" xlink:type="simple" xlink:show="embed" xlink:actuate="onLoad"/><draw:image xlink:href="./ObjectReplacements/Object 53" xlink:type="simple" xlink:show="embed" xlink:actuate="onLoad"/></draw:frame></text:p>
          </table:table-cell>
        </table:table-row>
        <table:table-row>
          <table:table-cell table:style-name="Table1.A1" office:value-type="string">
            <text:p text:style-name="P15">Step 2:</text:p>
          </table:table-cell>
          <table:table-cell table:style-name="Table1.A1" office:value-type="string">
            <text:p text:style-name="P14"><draw:frame draw:style-name="fr3" draw:name="Object54" text:anchor-type="as-char" svg:width="2.579cm" svg:height="0.529cm" draw:z-index="72"><draw:object xlink:href="./Object 54" xlink:type="simple" xlink:show="embed" xlink:actuate="onLoad"/><draw:image xlink:href="./ObjectReplacements/Object 54" xlink:type="simple" xlink:show="embed" xlink:actuate="onLoad"/></draw:frame></text:p>
          </table:table-cell>
        </table:table-row>
        <table:table-row>
          <table:table-cell table:style-name="Table1.A1" office:value-type="string">
            <text:p text:style-name="P15">Step 3:</text:p>
          </table:table-cell>
          <table:table-cell table:style-name="Table1.A1" office:value-type="string">
            <text:p text:style-name="P14"><text:s text:c="2"/>If<draw:frame draw:style-name="fr3" draw:name="Object55" text:anchor-type="as-char" svg:width="2.422cm" svg:height="0.529cm" draw:z-index="73"><draw:object xlink:href="./Object 55" xlink:type="simple" xlink:show="embed" xlink:actuate="onLoad"/><draw:image xlink:href="./ObjectReplacements/Object 55" xlink:type="simple" xlink:show="embed" xlink:actuate="onLoad"/></draw:frame>then<text:line-break/><draw:frame draw:style-name="fr3" draw:name="Object56" text:anchor-type="as-char" svg:width="1.96cm" svg:height="0.529cm" draw:z-index="74"><draw:object xlink:href="./Object 56" xlink:type="simple" xlink:show="embed" xlink:actuate="onLoad"/><draw:image xlink:href="./ObjectReplacements/Object 56" xlink:type="simple" xlink:show="embed" xlink:actuate="onLoad"/></draw:frame>and <draw:frame draw:style-name="fr3" draw:name="Object57" text:anchor-type="as-char" svg:width="2.575cm" svg:height="0.529cm" draw:z-index="75"><draw:object xlink:href="./Object 57" xlink:type="simple" xlink:show="embed" xlink:actuate="onLoad"/><draw:image xlink:href="./ObjectReplacements/Object 57" xlink:type="simple" xlink:show="embed" xlink:actuate="onLoad"/></draw:frame></text:p>
          </table:table-cell>
        </table:table-row>
        <table:table-row>
          <table:table-cell table:style-name="Table1.A1" office:value-type="string">
            <text:p text:style-name="P15">Step 4:</text:p>
          </table:table-cell>
          <table:table-cell table:style-name="Table1.A1" office:value-type="string">
            <text:p text:style-name="P14"><draw:frame draw:style-name="fr3" draw:name="Object58" text:anchor-type="as-char" svg:width="2.581cm" svg:height="0.529cm" draw:z-index="76"><draw:object xlink:href="./Object 58" xlink:type="simple" xlink:show="embed" xlink:actuate="onLoad"/><draw:image xlink:href="./ObjectReplacements/Object 58" xlink:type="simple" xlink:show="embed" xlink:actuate="onLoad"/></draw:frame></text:p>
          </table:table-cell>
        </table:table-row>
        <table:table-row>
          <table:table-cell table:style-name="Table1.A1" office:value-type="string">
            <text:p text:style-name="P15">Step 5:</text:p>
          </table:table-cell>
          <table:table-cell table:style-name="Table1.A1" office:value-type="string">
            <text:p text:style-name="P14"><text:s/>If<draw:frame draw:style-name="fr3" draw:name="Object59" text:anchor-type="as-char" svg:width="2.424cm" svg:height="0.531cm" draw:z-index="77"><draw:object xlink:href="./Object 59" xlink:type="simple" xlink:show="embed" xlink:actuate="onLoad"/><draw:image xlink:href="./ObjectReplacements/Object 59" xlink:type="simple" xlink:show="embed" xlink:actuate="onLoad"/><svg:desc>formula</svg:desc></draw:frame>then<text:line-break/><draw:frame draw:style-name="fr3" draw:name="Object60" text:anchor-type="as-char" svg:width="1.961cm" svg:height="0.531cm" draw:z-index="78"><draw:object xlink:href="./Object 60" xlink:type="simple" xlink:show="embed" xlink:actuate="onLoad"/><draw:image xlink:href="./ObjectReplacements/Object 60" xlink:type="simple" xlink:show="embed" xlink:actuate="onLoad"/><svg:desc>formula</svg:desc></draw:frame>and <draw:frame draw:style-name="fr3" draw:name="Object61" text:anchor-type="as-char" svg:width="2.579cm" svg:height="0.531cm" draw:z-index="79"><draw:object xlink:href="./Object 61" xlink:type="simple" xlink:show="embed" xlink:actuate="onLoad"/><draw:image xlink:href="./ObjectReplacements/Object 61" xlink:type="simple" xlink:show="embed" xlink:actuate="onLoad"/><svg:desc>formula</svg:desc></draw:frame> </text:p>
          </table:table-cell>
        </table:table-row>
        <table:table-row>
          <table:table-cell table:style-name="Table1.A1" office:value-type="string">
            <text:p text:style-name="P15">Step 6:</text:p>
          </table:table-cell>
          <table:table-cell table:style-name="Table1.A1" office:value-type="string">
            <text:p text:style-name="P14"><text:s/>If<draw:frame draw:style-name="fr3" draw:name="Object62" text:anchor-type="as-char" svg:width="0.751cm" svg:height="0.529cm" draw:z-index="80"><draw:object xlink:href="./Object 62" xlink:type="simple" xlink:show="embed" xlink:actuate="onLoad"/><draw:image xlink:href="./ObjectReplacements/Object 62" xlink:type="simple" xlink:show="embed" xlink:actuate="onLoad"/></draw:frame>and <draw:frame draw:style-name="fr3" draw:name="Object63" text:anchor-type="as-char" svg:width="0.751cm" svg:height="0.531cm" draw:z-index="81"><draw:object xlink:href="./Object 63" xlink:type="simple" xlink:show="embed" xlink:actuate="onLoad"/><draw:image xlink:href="./ObjectReplacements/Object 63" xlink:type="simple" xlink:show="embed" xlink:actuate="onLoad"/><svg:desc>formula</svg:desc></draw:frame>are equal or if the number of iterations in Phase 1 attains an initially given number, Phase 1 is terminated and go to Step 7. <text:s/>Otherwise, go to Step 2.</text:p>
          </table:table-cell>
        </table:table-row>
        <table:table-row>
          <table:table-cell table:style-name="Table1.A1" office:value-type="string">
            <text:p text:style-name="P16">Phase 2:</text:p>
          </table:table-cell>
          <table:table-cell table:style-name="Table1.A1" office:value-type="string">
            <text:p text:style-name="P14"/>
          </table:table-cell>
        </table:table-row>
        <table:table-row>
          <table:table-cell table:style-name="Table1.A1" office:value-type="string">
            <text:p text:style-name="P15">Step 7:</text:p>
          </table:table-cell>
          <table:table-cell table:style-name="Table1.A1" office:value-type="string">
            <text:p text:style-name="P14"><draw:frame draw:style-name="fr3" draw:name="Object64" text:anchor-type="as-char" svg:width="2.648cm" svg:height="0.529cm" draw:z-index="82"><draw:object xlink:href="./Object 64" xlink:type="simple" xlink:show="embed" xlink:actuate="onLoad"/><draw:image xlink:href="./ObjectReplacements/Object 64" xlink:type="simple" xlink:show="embed" xlink:actuate="onLoad"/></draw:frame></text:p>
          </table:table-cell>
        </table:table-row>
        <table:table-row>
          <table:table-cell table:style-name="Table1.A1" office:value-type="string">
            <text:p text:style-name="P15">Step 8:</text:p>
          </table:table-cell>
          <table:table-cell table:style-name="Table1.A1" office:value-type="string">
            <text:p text:style-name="P14">When the barycentres of columns of<draw:frame draw:style-name="fr3" draw:name="Object66" text:anchor-type="as-char" svg:width="0.75cm" svg:height="0.531cm" draw:z-index="83"><draw:object xlink:href="./Object 66" xlink:type="simple" xlink:show="embed" xlink:actuate="onLoad"/><draw:image xlink:href="./ObjectReplacements/Object 66" xlink:type="simple" xlink:show="embed" xlink:actuate="onLoad"/><svg:desc>formula</svg:desc></draw:frame>are not arranged in an increasing order, go to Step 11 with <draw:frame draw:style-name="fr3" draw:name="Object65" text:anchor-type="as-char" svg:width="1.817cm" svg:height="0.531cm" draw:z-index="84"><draw:object xlink:href="./Object 65" xlink:type="simple" xlink:show="embed" xlink:actuate="onLoad"/><draw:image xlink:href="./ObjectReplacements/Object 65" xlink:type="simple" xlink:show="embed" xlink:actuate="onLoad"/></draw:frame>; otherwise, go to Step 9.</text:p>
          </table:table-cell>
        </table:table-row>
        <table:table-row>
          <table:table-cell table:style-name="Table1.A1" office:value-type="string">
            <text:p text:style-name="P15">Step 9:</text:p>
          </table:table-cell>
          <table:table-cell table:style-name="Table1.A1" office:value-type="string">
            <text:p text:style-name="P14"><draw:frame draw:style-name="fr3" draw:name="Object67" text:anchor-type="as-char" svg:width="2.669cm" svg:height="0.531cm" draw:z-index="85"><draw:object xlink:href="./Object 67" xlink:type="simple" xlink:show="embed" xlink:actuate="onLoad"/><draw:image xlink:href="./ObjectReplacements/Object 67" xlink:type="simple" xlink:show="embed" xlink:actuate="onLoad"/><svg:desc>formula</svg:desc></draw:frame></text:p>
          </table:table-cell>
        </table:table-row>
        <table:table-row>
          <table:table-cell table:style-name="Table1.A1" office:value-type="string">
            <text:p text:style-name="P15">Step 10:</text:p>
          </table:table-cell>
          <table:table-cell table:style-name="Table1.A1" office:value-type="string">
            <text:p text:style-name="P14">When the barycentres of columns of<draw:frame draw:style-name="fr3" draw:name="Object68" text:anchor-type="as-char" svg:width="0.757cm" svg:height="0.531cm" draw:z-index="86"><draw:object xlink:href="./Object 68" xlink:type="simple" xlink:show="embed" xlink:actuate="onLoad"/><draw:image xlink:href="./ObjectReplacements/Object 68" xlink:type="simple" xlink:show="embed" xlink:actuate="onLoad"/><svg:desc>formula</svg:desc></draw:frame>are not arranged in an increasing order, go to Step 11 with <draw:frame draw:style-name="fr3" draw:name="Object69" text:anchor-type="as-char" svg:width="1.824cm" svg:height="0.531cm" draw:z-index="87"><draw:object xlink:href="./Object 69" xlink:type="simple" xlink:show="embed" xlink:actuate="onLoad"/><draw:image xlink:href="./ObjectReplacements/Object 69" xlink:type="simple" xlink:show="embed" xlink:actuate="onLoad"/><svg:desc>formula</svg:desc></draw:frame>; otherwise, terminate calculations.</text:p>
          </table:table-cell>
        </table:table-row>
        <table:table-row>
          <table:table-cell table:style-name="Table1.A1" office:value-type="string">
            <text:p text:style-name="P15">Step 11:</text:p>
          </table:table-cell>
          <table:table-cell table:style-name="Table1.A1" office:value-type="string">
            <text:p text:style-name="P14">If the number of iterations in Phase 2 attains an initially given number, then terminate calculations; otherwise go to Step 2.</text:p>
          </table:table-cell>
        </table:table-row>
      </table:table>
      <text:p text:style-name="Text_20_body"/>
      <text:p text:style-name="Quotations">In the algorithms above, of reordering of columns <text:span text:style-name="T1">β</text:span><text:span text:style-name="T5">C</text:span><text:span text:style-name="T14"> is selected as the initial operation for Phase 1, <text:s/></text:span><text:span text:style-name="T1">β</text:span><text:span text:style-name="T5">R</text:span><text:span text:style-name="T14"> in Step 2 is replaced by and </text:span><text:span text:style-name="T1">β</text:span><text:span text:style-name="T5">C </text:span><text:span text:style-name="T14">in Step 4 is replaced by </text:span><text:span text:style-name="T1">β</text:span><text:span text:style-name="T5">R </text:span><text:span text:style-name="T14">. Similary for Phase 2, </text:span><text:span text:style-name="T16">R</text:span><text:span text:style-name="T6">C</text:span><text:span text:style-name="T14"> is used instead of </text:span><text:span text:style-name="T16">R</text:span><text:span text:style-name="T6">R <text:s/></text:span><text:span text:style-name="T14">in Step 7 and </text:span><text:span text:style-name="T16">R</text:span><text:span text:style-name="T6">R <text:s/></text:span><text:span text:style-name="T14">used instead of </text:span><text:span text:style-name="T16">R</text:span><text:span text:style-name="T6">C <text:s/></text:span><text:span text:style-name="T14">in Step 9.</text:span></text:p>
      <text:p text:style-name="Text_20_body"><text:soft-page-break/><text:span text:style-name="T14">This is where the magic happens, and its tricky magic.</text:span></text:p>
      <text:p text:style-name="Text_20_body"><text:span text:style-name="T14">First of all, the barycentric reordering of the rows and columns of a connectivity matrix. <text:s/>Rows are easy enough to swap around in Python, but the columns may be another thing. Is this where the arrays will come into 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1" svg:font-family="'Liberation Serif'" style:font-family-generic="roman"/>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hadow="non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101cm" fo:text-indent="0cm" style:auto-text-indent="false" fo:padding="0.049cm" fo:border="0.002cm solid #008080" style:shadow="#808080 -0.18cm 0.18cm"/>
      <style:text-properties style:font-size-asian="10.5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 style:next-style-name="Text_20_body" style:master-page-name="">
      <style:paragraph-properties fo:margin-left="0.499cm" fo:margin-right="0.499cm" fo:margin-top="0.101cm" fo:margin-bottom="0cm" fo:text-indent="0cm" style:auto-text-indent="false" style:page-number="auto" fo:background-color="#e6e6e6" fo:padding="0.049cm" fo:border="0.002cm solid #000000" style:shadow="none">
        <style:tab-stops/>
        <style:background-image/>
      </style:paragraph-properties>
      <style:text-properties style:font-name="Liberation Mono" fo:font-size="10pt" fo:font-style="normal"/>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y </meta:initial-creator>
    <meta:creation-date>2010-05-23T02:31:06</meta:creation-date>
    <dc:date>2010-05-25T22:36:12</dc:date>
    <dc:creator>marty </dc:creator>
    <meta:editing-duration>PT12H51M50S</meta:editing-duration>
    <meta:editing-cycles>71</meta:editing-cycles>
    <meta:generator>OpenOffice.org/3.2$Unix OpenOffice.org_project/320m12$Build-9483</meta:generator>
    <meta:document-statistic meta:table-count="1" meta:image-count="0" meta:object-count="72" meta:page-count="12" meta:paragraph-count="215" meta:word-count="1577" meta:character-count="9143"/>
  </office:meta>
</office:document-meta>
</file>

<file path=Object 1/content.xml><?xml version="1.0" encoding="utf-8"?>
<math xmlns="http://www.w3.org/1998/Math/MathML">
  <semantics>
    <mrow>
      <mrow>
        <mi>V</mi>
        <mi mathvariant="normal">=</mi>
        <msub>
          <mi>V</mi>
          <mn>1</mn>
        </msub>
      </mrow>
      <mrow>
        <mi/>
        <mi mathvariant="normal">∪</mi>
        <mi/>
      </mrow>
      <msub>
        <mi>V</mi>
        <mn>2</mn>
      </msub>
      <mrow>
        <mi/>
        <mi mathvariant="normal">∪</mi>
        <mi/>
      </mrow>
      <mi mathvariant="normal">⋯</mi>
      <mrow>
        <mi/>
        <mi mathvariant="normal">∪</mi>
        <mi/>
      </mrow>
      <msub>
        <mi>V</mi>
        <mi>n</mi>
      </msub>
      <mi/>
      <mrow>
        <mo stretchy="false">(</mo>
        <mrow>
          <msub>
            <mi>V</mi>
            <mi>i</mi>
          </msub>
          <mrow>
            <mi/>
            <mi mathvariant="normal">∩</mi>
            <mi/>
          </mrow>
          <msub>
            <mi>V</mi>
            <mi>j</mi>
          </msub>
          <mrow>
            <mi/>
            <mi mathvariant="normal">=</mi>
            <mi/>
          </mrow>
          <mi mathvariant="normal">∅</mi>
          <mi>,</mi>
          <mi/>
          <mi>i</mi>
          <mrow>
            <mi/>
            <mi mathvariant="normal">≠</mi>
            <mi/>
          </mrow>
          <mi>j</mi>
        </mrow>
        <mo stretchy="false">)</mo>
      </mrow>
    </mrow>
    <annotation encoding="StarMath 5.0">V = V_{1} ` union ` V_{2} ` union ` dotsaxis ` union ` V_{n}~~(V_{i} ` intersection `  V_{j} ` = ` emptyset , ` i ` &lt;&gt; ` j )</annotation>
  </semantics>
</math>
</file>

<file path=Object 10/content.xml><?xml version="1.0" encoding="utf-8"?>
<math xmlns="http://www.w3.org/1998/Math/MathML">
  <semantics>
    <mrow>
      <mi>k</mi>
      <mrow>
        <mo stretchy="false">(</mo>
        <mrow>
          <mi>r</mi>
          <mrow>
            <mo stretchy="false">(</mo>
            <msub>
              <mi>v</mi>
              <mi>j</mi>
            </msub>
            <mo stretchy="false">)</mo>
          </mrow>
          <mi>,</mi>
          <mi>r</mi>
          <mrow>
            <mo stretchy="false">(</mo>
            <msub>
              <mi>v</mi>
              <mi>k</mi>
            </msub>
            <mo stretchy="false">)</mo>
          </mrow>
        </mrow>
        <mo stretchy="false">)</mo>
      </mrow>
    </mrow>
    <annotation encoding="StarMath 5.0">k( r(v_{j}), r(v_{k}) )</annotation>
  </semantics>
</math>
</file>

<file path=Object 11/content.xml><?xml version="1.0" encoding="utf-8"?>
<math xmlns="http://www.w3.org/1998/Math/MathML">
  <semantics>
    <mrow>
      <mo stretchy="false">(</mo>
      <mrow>
        <mi>r</mi>
        <mrow>
          <mo stretchy="false">(</mo>
          <msub>
            <mi>v</mi>
            <mi>j</mi>
          </msub>
          <mo stretchy="false">)</mo>
        </mrow>
        <mi>,</mi>
        <mi>r</mi>
        <mrow>
          <mo stretchy="false">(</mo>
          <msub>
            <mi>v</mi>
            <mi>k</mi>
          </msub>
          <mo stretchy="false">)</mo>
        </mrow>
      </mrow>
      <mo stretchy="false">)</mo>
    </mrow>
    <annotation encoding="StarMath 5.0">(r(v_{j}), r(v_{k}))</annotation>
  </semantics>
</math>
</file>

<file path=Object 12/content.xml><?xml version="1.0" encoding="utf-8"?>
<math xmlns="http://www.w3.org/1998/Math/MathML">
  <semantics>
    <mrow>
      <mi>q</mi>
      <mi mathvariant="normal">=</mi>
      <mfenced open="∣" close="∣">
        <msub>
          <mi>V</mi>
          <mrow>
            <mi>i</mi>
            <mo stretchy="false">+</mo>
            <mn>1</mn>
          </mrow>
        </msub>
      </mfenced>
    </mrow>
    <annotation encoding="StarMath 5.0">q = abs{V_{i+1}}</annotation>
  </semantics>
</math>
</file>

<file path=Object 13/content.xml><?xml version="1.0" encoding="utf-8"?>
<math xmlns="http://www.w3.org/1998/Math/MathML">
  <semantics>
    <mrow>
      <mi>k</mi>
      <mrow>
        <mrow>
          <mo stretchy="false">(</mo>
          <mrow>
            <mi>r</mi>
            <mrow>
              <mo stretchy="false">(</mo>
              <msub>
                <mi>v</mi>
                <mi>j</mi>
              </msub>
              <mo stretchy="false">)</mo>
            </mrow>
            <mi>,</mi>
            <mi>r</mi>
            <mrow>
              <mo stretchy="false">(</mo>
              <msub>
                <mi>v</mi>
                <mi>k</mi>
              </msub>
              <mo stretchy="false">)</mo>
            </mrow>
          </mrow>
          <mo stretchy="false">)</mo>
        </mrow>
        <mi mathvariant="normal">=</mi>
        <mrow>
          <munderover>
            <mi mathvariant="normal">∑</mi>
            <mrow>
              <mo stretchy="false">α</mo>
              <mi mathvariant="normal">=</mi>
              <mn>1</mn>
            </mrow>
            <mrow>
              <mi>q</mi>
              <mi mathvariant="normal">−</mi>
              <mn>1</mn>
            </mrow>
          </munderover>
          <mrow>
            <munderover>
              <mi mathvariant="normal">∑</mi>
              <mrow>
                <mo stretchy="false">β</mo>
                <mi mathvariant="normal">=</mi>
                <mrow>
                  <mo stretchy="false">α</mo>
                  <mo stretchy="false">+</mo>
                  <mn>1</mn>
                </mrow>
              </mrow>
              <mi>q</mi>
            </munderover>
            <mrow>
              <msubsup>
                <mi>m</mi>
                <mrow>
                  <mi>j</mi>
                  <mo stretchy="false">β</mo>
                </mrow>
                <mrow>
                  <mo stretchy="false">(</mo>
                  <mi>i</mi>
                  <mo stretchy="false">)</mo>
                </mrow>
              </msubsup>
              <msubsup>
                <mi>m</mi>
                <mrow>
                  <mi>k</mi>
                  <mo stretchy="false">α</mo>
                </mrow>
                <mrow>
                  <mo stretchy="false">(</mo>
                  <mi>i</mi>
                  <mo stretchy="false">)</mo>
                </mrow>
              </msubsup>
            </mrow>
          </mrow>
        </mrow>
      </mrow>
    </mrow>
    <annotation encoding="StarMath 5.0">k( r(v_{j}), r(v_{k}) ) = sum from { %alpha = 1 } to { q-1 } {
                             sum from { %beta = %alpha + 1 } to {q} {
                                m^{(i)}_{j%beta} m^{(i)}_{k%alpha}
                             }
                          }</annotation>
  </semantics>
</math>
</file>

<file path=Object 14/content.xml><?xml version="1.0" encoding="utf-8"?>
<math xmlns="http://www.w3.org/1998/Math/MathML">
  <semantics>
    <mrow>
      <munderover>
        <mi mathvariant="normal">∑</mi>
        <mrow>
          <mi>j</mi>
          <mi mathvariant="normal">=</mi>
          <mn>1</mn>
        </mrow>
        <mrow>
          <mi>p</mi>
          <mi mathvariant="normal">−</mi>
          <mn>1</mn>
        </mrow>
      </munderover>
      <mrow>
        <munderover>
          <mi mathvariant="normal">∑</mi>
          <mrow>
            <mi>k</mi>
            <mi mathvariant="normal">=</mi>
            <mrow>
              <mi>j</mi>
              <mo stretchy="false">+</mo>
              <mn>1</mn>
            </mrow>
          </mrow>
          <mi>p</mi>
        </munderover>
        <mrow>
          <mi>k</mi>
          <mrow>
            <mo stretchy="false">(</mo>
            <mrow>
              <mi>r</mi>
              <mrow>
                <mo stretchy="false">(</mo>
                <msub>
                  <mi>v</mi>
                  <mi>j</mi>
                </msub>
                <mo stretchy="false">)</mo>
              </mrow>
              <mi>,</mi>
              <mi>r</mi>
              <mrow>
                <mo stretchy="false">(</mo>
                <msub>
                  <mi>v</mi>
                  <mi>k</mi>
                </msub>
                <mo stretchy="false">)</mo>
              </mrow>
            </mrow>
            <mo stretchy="false">)</mo>
          </mrow>
        </mrow>
      </mrow>
    </mrow>
    <annotation encoding="StarMath 5.0">sum from { j = 1 } to { p-1 } {
                             sum from { k = j + 1 } to {p} {
                               k( r(v_{j}), r(v_{k}) )
                             }
                          }
                          </annotation>
  </semantics>
</math>
</file>

<file path=Object 15/content.xml><?xml version="1.0" encoding="utf-8"?>
<math xmlns="http://www.w3.org/1998/Math/MathML">
  <semantics>
    <mrow>
      <mi>p</mi>
      <mi mathvariant="normal">=</mi>
      <mfenced open="∣" close="∣">
        <msub>
          <mi>V</mi>
          <mi>i</mi>
        </msub>
      </mfenced>
    </mrow>
    <annotation encoding="StarMath 5.0">p = abs{V_{i}}</annotation>
  </semantics>
</math>
</file>

<file path=Object 16/content.xml><?xml version="1.0" encoding="utf-8"?>
<math xmlns="http://www.w3.org/1998/Math/MathML">
  <semantics>
    <mrow>
      <mi>G</mi>
      <mi mathvariant="normal">=</mi>
      <mrow>
        <mo stretchy="false">(</mo>
        <mrow>
          <mi>V</mi>
          <mi>,</mi>
          <mi>E</mi>
          <mi>,</mi>
          <mi>n</mi>
          <mi>,</mi>
          <mo stretchy="false">σ</mo>
        </mrow>
        <mo stretchy="false">)</mo>
      </mrow>
    </mrow>
    <annotation encoding="StarMath 5.0">G = (V,E,n,%sigma)</annotation>
  </semantics>
</math>
</file>

<file path=Object 17/content.xml><?xml version="1.0" encoding="utf-8"?>
<math xmlns="http://www.w3.org/1998/Math/MathML">
  <semantics>
    <mrow>
      <mrow>
        <msub>
          <mo stretchy="false">σ</mo>
          <mi>i</mi>
        </msub>
        <mi mathvariant="normal">=</mi>
        <msubsup>
          <mi>v</mi>
          <mn>1</mn>
          <mi>i</mi>
        </msubsup>
      </mrow>
      <mi mathvariant="normal">⋯</mi>
      <msubsup>
        <mi>v</mi>
        <mi>k</mi>
        <mi>i</mi>
      </msubsup>
      <mi mathvariant="normal">⋯</mi>
      <msubsup>
        <mi>v</mi>
        <mfenced open="∣" close="∣">
          <msub>
            <mi>V</mi>
            <mi>i</mi>
          </msub>
        </mfenced>
        <mi>i</mi>
      </msubsup>
    </mrow>
    <annotation encoding="StarMath 5.0">%sigma_{i} = v^{i}_{1} dotsaxis v^{i}_{k} dotsaxis v^{i}_{abs{V_{i}}}</annotation>
  </semantics>
</math>
</file>

<file path=Object 18/content.xml><?xml version="1.0" encoding="utf-8"?>
<math xmlns="http://www.w3.org/1998/Math/MathML">
  <semantics>
    <mrow>
      <mrow>
        <mi>i</mi>
        <mi mathvariant="normal">=</mi>
        <mn>1,</mn>
      </mrow>
      <mi mathvariant="normal">⋯</mi>
      <mi>,</mi>
      <mi>n</mi>
    </mrow>
    <annotation encoding="StarMath 5.0">i=1,dotsaxis,n</annotation>
  </semantics>
</math>
</file>

<file path=Object 19/content.xml><?xml version="1.0" encoding="utf-8"?>
<math xmlns="http://www.w3.org/1998/Math/MathML">
  <semantics>
    <msubsup>
      <mi>C</mi>
      <mi mathvariant="italic">ik</mi>
      <mi>U</mi>
    </msubsup>
    <annotation encoding="StarMath 5.0">C^{U}_{ik}</annotation>
  </semantics>
</math>
</file>

<file path=Object 2/content.xml><?xml version="1.0" encoding="utf-8"?>
<math xmlns="http://www.w3.org/1998/Math/MathML">
  <semantics>
    <mrow>
      <mrow>
        <msub>
          <mi>σ</mi>
          <mn>1</mn>
        </msub>
        <mi mathvariant="normal">=</mi>
        <msub>
          <mi>v</mi>
          <mn>1</mn>
        </msub>
      </mrow>
      <mi>,</mi>
      <msub>
        <mi>v</mi>
        <mn>2</mn>
      </msub>
      <mi>,</mi>
      <mi mathvariant="normal">⋯</mi>
      <mi>,</mi>
      <msub>
        <mi>v</mi>
        <mfenced open="∣" close="∣">
          <msub>
            <mi>V</mi>
            <mi>i</mi>
          </msub>
        </mfenced>
      </msub>
    </mrow>
    <annotation encoding="StarMath 5.0">σ _{1} = v_{1}, v_{2}, dotsaxis , v_{ abs{ V_{i} } }</annotation>
  </semantics>
</math>
</file>

<file path=Object 20/content.xml><?xml version="1.0" encoding="utf-8"?>
<math xmlns="http://www.w3.org/1998/Math/MathML">
  <semantics>
    <msubsup>
      <mi>v</mi>
      <mi>k</mi>
      <mi>i</mi>
    </msubsup>
    <annotation encoding="StarMath 5.0">v^{i}_{k}</annotation>
  </semantics>
</math>
</file>

<file path=Object 21/content.xml><?xml version="1.0" encoding="utf-8"?>
<math xmlns="http://www.w3.org/1998/Math/MathML">
  <semantics>
    <msubsup>
      <mi>C</mi>
      <mi mathvariant="italic">ik</mi>
      <mi>L</mi>
    </msubsup>
    <annotation encoding="StarMath 5.0">C^{L}_{ik}</annotation>
  </semantics>
</math>
</file>

<file path=Object 22/content.xml><?xml version="1.0" encoding="utf-8"?>
<math xmlns="http://www.w3.org/1998/Math/MathML">
  <semantics>
    <msubsup>
      <mi>v</mi>
      <mi>k</mi>
      <mi>i</mi>
    </msubsup>
    <annotation encoding="StarMath 5.0">v^{i}_{k}</annotation>
  </semantics>
</math>
</file>

<file path=Object 23/content.xml><?xml version="1.0" encoding="utf-8"?>
<math xmlns="http://www.w3.org/1998/Math/MathML">
  <semantics>
    <mrow>
      <mrow>
        <msubsup>
          <mi>C</mi>
          <mi mathvariant="italic">ik</mi>
          <mi>U</mi>
        </msubsup>
        <mi mathvariant="normal">=</mi>
        <mrow>
          <munderover>
            <mi mathvariant="normal">∑</mi>
            <mrow>
              <mi>j</mi>
              <mi mathvariant="normal">=</mi>
              <mn>1</mn>
            </mrow>
            <mfenced open="∣" close="∣">
              <msub>
                <mi>V</mi>
                <mrow>
                  <mi>i</mi>
                  <mi mathvariant="normal">−</mi>
                  <mn>1</mn>
                </mrow>
              </msub>
            </mfenced>
          </munderover>
          <msubsup>
            <mi>m</mi>
            <mi mathvariant="italic">jk</mi>
            <mrow>
              <mi>i</mi>
              <mi mathvariant="normal">−</mi>
              <mn>1</mn>
            </mrow>
          </msubsup>
        </mrow>
      </mrow>
      <mi/>
      <mrow>
        <mi>k</mi>
        <mi mathvariant="normal">=</mi>
        <mn>1,</mn>
      </mrow>
      <mi mathvariant="normal">⋯</mi>
      <mi>,</mi>
      <mfenced open="∣" close="∣">
        <msub>
          <mi>V</mi>
          <mi>i</mi>
        </msub>
      </mfenced>
      <mi>,</mi>
      <mi/>
      <mrow>
        <mi>i</mi>
        <mi mathvariant="normal">=</mi>
        <mn>2,</mn>
      </mrow>
      <mi mathvariant="normal">⋯</mi>
      <mi>,</mi>
      <mi>n</mi>
    </mrow>
    <annotation encoding="StarMath 5.0">C^{U}_{ik} = sum from {j=1} to {abs{V_{i-1}}} {m^{i-1}_{jk} } 
~~~~
k = 1, dotsaxis, abs{V_{i}},
~~~~
i = 2, dotsaxis, n</annotation>
  </semantics>
</math>
</file>

<file path=Object 24/content.xml><?xml version="1.0" encoding="utf-8"?>
<math xmlns="http://www.w3.org/1998/Math/MathML">
  <semantics>
    <mrow>
      <mrow>
        <msubsup>
          <mi>C</mi>
          <mi mathvariant="italic">ik</mi>
          <mi>L</mi>
        </msubsup>
        <mi mathvariant="normal">=</mi>
        <mrow>
          <munderover>
            <mi mathvariant="normal">∑</mi>
            <mrow>
              <mi>l</mi>
              <mi mathvariant="normal">=</mi>
              <mn>1</mn>
            </mrow>
            <mfenced open="∣" close="∣">
              <msub>
                <mi>V</mi>
                <mrow>
                  <mi>i</mi>
                  <mo stretchy="false">+</mo>
                  <mn>1</mn>
                </mrow>
              </msub>
            </mfenced>
          </munderover>
          <msubsup>
            <mi>m</mi>
            <mi mathvariant="italic">kl</mi>
            <mi>i</mi>
          </msubsup>
        </mrow>
      </mrow>
      <mi/>
      <mrow>
        <mi>k</mi>
        <mi mathvariant="normal">=</mi>
        <mn>1,</mn>
      </mrow>
      <mi mathvariant="normal">⋯</mi>
      <mi>,</mi>
      <mfenced open="∣" close="∣">
        <msub>
          <mi>V</mi>
          <mi>i</mi>
        </msub>
      </mfenced>
      <mi>,</mi>
      <mi/>
      <mrow>
        <mi>i</mi>
        <mi mathvariant="normal">=</mi>
        <mn>1,</mn>
      </mrow>
      <mi mathvariant="normal">⋯</mi>
      <mi>,</mi>
      <mrow>
        <mi>n</mi>
        <mi mathvariant="normal">−</mi>
        <mn>1</mn>
      </mrow>
    </mrow>
    <annotation encoding="StarMath 5.0">
C^{L}_{ik} = sum from {l=1} to {abs{V_{i+1}}} {m^{i}_{kl} } 
~~~~
k = 1, dotsaxis, abs{V_{i}},
~~~~
i = 1, dotsaxis, n-1</annotation>
  </semantics>
</math>
</file>

<file path=Object 25/content.xml><?xml version="1.0" encoding="utf-8"?>
<math xmlns="http://www.w3.org/1998/Math/MathML">
  <semantics>
    <msub>
      <mi>D</mi>
      <mi>y</mi>
    </msub>
    <annotation encoding="StarMath 5.0">D_{y}</annotation>
  </semantics>
</math>
</file>

<file path=Object 26/content.xml><?xml version="1.0" encoding="utf-8"?>
<math xmlns="http://www.w3.org/1998/Math/MathML">
  <semantics>
    <mrow>
      <mi>y</mi>
      <mi mathvariant="normal">=</mi>
      <mrow>
        <mo stretchy="false">(</mo>
        <mrow>
          <msub>
            <mi>y</mi>
            <mn>1</mn>
          </msub>
          <mi>,</mi>
          <mi mathvariant="normal">⋯</mi>
          <mi>,</mi>
          <msub>
            <mi>y</mi>
            <mi>m</mi>
          </msub>
        </mrow>
        <mo stretchy="false">)</mo>
      </mrow>
    </mrow>
    <annotation encoding="StarMath 5.0">y = ( y_{1}, dotsaxis,y_{m} )</annotation>
  </semantics>
</math>
</file>

<file path=Object 27/content.xml><?xml version="1.0" encoding="utf-8"?>
<math xmlns="http://www.w3.org/1998/Math/MathML">
  <semantics>
    <mrow>
      <mrow>
        <msub>
          <mi>D</mi>
          <mi>y</mi>
        </msub>
        <mi mathvariant="normal">=</mi>
        <mrow>
          <mrow>
            <munderover>
              <mi mathvariant="normal">∑</mi>
              <mrow>
                <mi>j</mi>
                <mi mathvariant="normal">=</mi>
                <mn>1</mn>
              </mrow>
              <mi>m</mi>
            </munderover>
            <mi>j</mi>
          </mrow>
          <mi mathvariant="normal">⋅</mi>
          <msub>
            <mi>y</mi>
            <mi>j</mi>
          </msub>
        </mrow>
      </mrow>
      <mrow>
        <mi/>
        <mi mathvariant="normal">/</mi>
        <mi/>
      </mrow>
      <mrow>
        <munderover>
          <mi mathvariant="normal">∑</mi>
          <mrow>
            <mi>j</mi>
            <mi mathvariant="normal">=</mi>
            <mn>1</mn>
          </mrow>
          <mi>m</mi>
        </munderover>
        <msub>
          <mi>y</mi>
          <mi>j</mi>
        </msub>
      </mrow>
    </mrow>
    <annotation encoding="StarMath 5.0">D_{y} = { sum from {j=1} to {m} j cdot y_{j} } ~~ / ~~{ sum from {j=1} to {m} {y_{j}} } </annotation>
  </semantics>
</math>
</file>

<file path=Object 28/content.xml><?xml version="1.0" encoding="utf-8"?>
<math xmlns="http://www.w3.org/1998/Math/MathML">
  <semantics>
    <mrow>
      <mrow>
        <msubsup>
          <mi>B</mi>
          <mi mathvariant="italic">ik</mi>
          <mi>R</mi>
        </msubsup>
        <mi mathvariant="normal">=</mi>
        <mrow>
          <mrow>
            <munderover>
              <mi mathvariant="normal">∑</mi>
              <mrow>
                <mi>l</mi>
                <mi mathvariant="normal">=</mi>
                <mn>1</mn>
              </mrow>
              <mi>q</mi>
            </munderover>
            <mi>l</mi>
          </mrow>
          <mi mathvariant="normal">⋅</mi>
          <msubsup>
            <mi>m</mi>
            <mi mathvariant="italic">kl</mi>
            <mrow>
              <mo stretchy="false">(</mo>
              <mi>i</mi>
              <mo stretchy="false">)</mo>
            </mrow>
          </msubsup>
        </mrow>
      </mrow>
      <mrow>
        <mi/>
        <mi mathvariant="normal">/</mi>
        <mi/>
      </mrow>
      <mrow>
        <munderover>
          <mi mathvariant="normal">∑</mi>
          <mrow>
            <mi>l</mi>
            <mi mathvariant="normal">=</mi>
            <mn>1</mn>
          </mrow>
          <mi>q</mi>
        </munderover>
        <msubsup>
          <mi>m</mi>
          <mi mathvariant="italic">kl</mi>
          <mrow>
            <mo stretchy="false">(</mo>
            <mi>i</mi>
            <mo stretchy="false">)</mo>
          </mrow>
        </msubsup>
      </mrow>
      <mi>,</mi>
      <mi/>
      <mrow>
        <mi>k</mi>
        <mi mathvariant="normal">=</mi>
        <mn>1,</mn>
      </mrow>
      <mi mathvariant="normal">⋯</mi>
      <mi>,</mi>
      <mi>p</mi>
      <mi/>
      <mrow>
        <mo stretchy="false">(</mo>
        <mrow>
          <mi mathvariant="normal">=</mi>
          <mfenced open="∣" close="∣">
            <msub>
              <mi>V</mi>
              <mi>i</mi>
            </msub>
          </mfenced>
        </mrow>
        <mo stretchy="false">)</mo>
      </mrow>
    </mrow>
    <annotation encoding="StarMath 5.0">B^{R}_{ik} = sum from {l=1} to {q} l cdot m^{(i)}_{kl} ~/~ sum from {l=1} to {q} m^{(i)}_{kl}, ~~~~ k=1, dotsaxis, p ``( {} = abs{V_{i}})   </annotation>
  </semantics>
</math>
</file>

<file path=Object 29/content.xml><?xml version="1.0" encoding="utf-8"?>
<math xmlns="http://www.w3.org/1998/Math/MathML">
  <semantics>
    <mrow>
      <mrow>
        <msubsup>
          <mi>B</mi>
          <mi mathvariant="italic">il</mi>
          <mi>C</mi>
        </msubsup>
        <mi mathvariant="normal">=</mi>
        <mrow>
          <mrow>
            <munderover>
              <mi mathvariant="normal">∑</mi>
              <mrow>
                <mi>k</mi>
                <mi mathvariant="normal">=</mi>
                <mn>1</mn>
              </mrow>
              <mi>p</mi>
            </munderover>
            <mi>k</mi>
          </mrow>
          <mi mathvariant="normal">⋅</mi>
          <msubsup>
            <mi>m</mi>
            <mi mathvariant="italic">kl</mi>
            <mrow>
              <mo stretchy="false">(</mo>
              <mi>i</mi>
              <mo stretchy="false">)</mo>
            </mrow>
          </msubsup>
        </mrow>
      </mrow>
      <mrow>
        <mi/>
        <mi mathvariant="normal">/</mi>
        <mi/>
      </mrow>
      <mrow>
        <munderover>
          <mi mathvariant="normal">∑</mi>
          <mrow>
            <mi>k</mi>
            <mi mathvariant="normal">=</mi>
            <mn>1</mn>
          </mrow>
          <mi>p</mi>
        </munderover>
        <msubsup>
          <mi>m</mi>
          <mi mathvariant="italic">kl</mi>
          <mrow>
            <mo stretchy="false">(</mo>
            <mi>i</mi>
            <mo stretchy="false">)</mo>
          </mrow>
        </msubsup>
      </mrow>
      <mi>,</mi>
      <mi/>
      <mrow>
        <mi>l</mi>
        <mi mathvariant="normal">=</mi>
        <mn>1,</mn>
      </mrow>
      <mi mathvariant="normal">⋯</mi>
      <mi>,</mi>
      <mi>q</mi>
      <mi/>
      <mrow>
        <mo stretchy="false">(</mo>
        <mrow>
          <mi mathvariant="normal">=</mi>
          <mfenced open="∣" close="∣">
            <msub>
              <mi>V</mi>
              <mrow>
                <mi>i</mi>
                <mo stretchy="false">+</mo>
                <mn>1</mn>
              </mrow>
            </msub>
          </mfenced>
        </mrow>
        <mo stretchy="false">)</mo>
      </mrow>
    </mrow>
    <annotation encoding="StarMath 5.0">B^{C}_{il} = sum from {k=1} to {p} k cdot m^{(i)}_{kl} ~/~ sum from {k=1} to {p} m^{(i)}_{kl}, ~~~~ l=1, dotsaxis, q ``( {} = abs{V_{i+1}})   </annotation>
  </semantics>
</math>
</file>

<file path=Object 3/content.xml><?xml version="1.0" encoding="utf-8"?>
<math xmlns="http://www.w3.org/1998/Math/MathML">
  <semantics>
    <mtable>
      <mtr>
        <mtd>
          <mrow>
            <msub>
              <mo stretchy="false">σ</mo>
              <mn>1</mn>
            </msub>
            <mi mathvariant="normal">=</mi>
            <mrow>
              <mo stretchy="false">(</mo>
              <mrow>
                <mi>a</mi>
                <mi>,</mi>
                <mi>b</mi>
                <mi>,</mi>
                <mi>c</mi>
              </mrow>
              <mo stretchy="false">)</mo>
            </mrow>
          </mrow>
        </mtd>
      </mtr>
      <mtr>
        <mtd>
          <mrow>
            <msub>
              <mo stretchy="false">σ</mo>
              <mn>2</mn>
            </msub>
            <mi mathvariant="normal">=</mi>
            <mrow>
              <mo stretchy="false">(</mo>
              <mrow>
                <mi>c</mi>
                <mi>,</mi>
                <mi>d</mi>
                <mi>,</mi>
                <mi>e</mi>
                <mi>,</mi>
                <mi>f</mi>
              </mrow>
              <mo stretchy="false">)</mo>
            </mrow>
          </mrow>
        </mtd>
      </mtr>
      <mtr>
        <mtd>
          <mrow>
            <msub>
              <mo stretchy="false">σ</mo>
              <mn>3</mn>
            </msub>
            <mi mathvariant="normal">=</mi>
            <mrow>
              <mo stretchy="false">(</mo>
              <mrow>
                <mi>g</mi>
                <mi>,</mi>
                <mi>h</mi>
                <mi>,</mi>
                <mi>i</mi>
                <mi>,</mi>
                <mi>j</mi>
              </mrow>
              <mo stretchy="false">)</mo>
            </mrow>
          </mrow>
        </mtd>
      </mtr>
      <mtr>
        <mtd>
          <mrow>
            <msub>
              <mo stretchy="false">σ</mo>
              <mn>4</mn>
            </msub>
            <mi mathvariant="normal">=</mi>
            <mrow>
              <mo stretchy="false">(</mo>
              <mrow>
                <mi>k</mi>
                <mi>,</mi>
                <mi>l</mi>
                <mi>,</mi>
                <mi>m</mi>
              </mrow>
              <mo stretchy="false">)</mo>
            </mrow>
          </mrow>
        </mtd>
      </mtr>
    </mtable>
    <annotation encoding="StarMath 5.0">%sigma_{1} = ( a, b, c ) newline 
%sigma_{2} = ( c, d, e, f ) newline 
%sigma_{3} = ( g, h, i, j ) newline 
%sigma_{4} = ( k, l, m )</annotation>
  </semantics>
</math>
</file>

<file path=Object 30/content.xml><?xml version="1.0" encoding="utf-8"?>
<math xmlns="http://www.w3.org/1998/Math/MathML">
  <semantics>
    <mrow>
      <msup>
        <mi>M</mi>
        <mrow>
          <mo stretchy="false">(</mo>
          <mi>i</mi>
          <mo stretchy="false">)</mo>
        </mrow>
      </msup>
      <mi mathvariant="normal">=</mi>
      <mrow>
        <mo stretchy="false">(</mo>
        <msubsup>
          <mi>m</mi>
          <mi mathvariant="italic">kl</mi>
          <mrow>
            <mo stretchy="false">(</mo>
            <mi>i</mi>
            <mo stretchy="false">)</mo>
          </mrow>
        </msubsup>
        <mo stretchy="false">)</mo>
      </mrow>
    </mrow>
    <annotation encoding="StarMath 5.0">M^{(i)}=(m^{(i)}_{kl})</annotation>
  </semantics>
</math>
</file>

<file path=Object 31/content.xml><?xml version="1.0" encoding="utf-8"?>
<math xmlns="http://www.w3.org/1998/Math/MathML">
  <semantics>
    <mrow>
      <msubsup>
        <mi>B</mi>
        <mi mathvariant="italic">ik</mi>
        <mi>U</mi>
      </msubsup>
      <mi>,</mi>
      <mi/>
      <msubsup>
        <mi>B</mi>
        <mi mathvariant="italic">ik</mi>
        <mi>L</mi>
      </msubsup>
    </mrow>
    <annotation encoding="StarMath 5.0">B^{U}_{ik},` B^{L}_{ik}</annotation>
  </semantics>
</math>
</file>

<file path=Object 32/content.xml><?xml version="1.0" encoding="utf-8"?>
<math xmlns="http://www.w3.org/1998/Math/MathML">
  <semantics>
    <msubsup>
      <mi>v</mi>
      <mi>k</mi>
      <mi>i</mi>
    </msubsup>
    <annotation encoding="StarMath 5.0">v^{i}_{k}</annotation>
  </semantics>
</math>
</file>

<file path=Object 33/content.xml><?xml version="1.0" encoding="utf-8"?>
<math xmlns="http://www.w3.org/1998/Math/MathML">
  <semantics>
    <mrow>
      <mrow>
        <msubsup>
          <mi>B</mi>
          <mi mathvariant="italic">ik</mi>
          <mi>U</mi>
        </msubsup>
        <mi mathvariant="normal">=</mi>
        <mrow>
          <munderover>
            <mi mathvariant="normal">∑</mi>
            <mrow>
              <mi>j</mi>
              <mi mathvariant="normal">=</mi>
              <mn>1</mn>
            </mrow>
            <mi>p</mi>
          </munderover>
          <mi>x</mi>
        </mrow>
      </mrow>
      <mrow>
        <mo stretchy="false">(</mo>
        <msubsup>
          <mi>v</mi>
          <mi>j</mi>
          <mrow>
            <mi>i</mi>
            <mi mathvariant="normal">−</mi>
            <mn>1</mn>
          </mrow>
        </msubsup>
        <mo stretchy="false">)</mo>
      </mrow>
      <msubsup>
        <mi>m</mi>
        <mi mathvariant="italic">jk</mi>
        <mrow>
          <mo stretchy="false">(</mo>
          <mrow>
            <mi>i</mi>
            <mi mathvariant="normal">−</mi>
            <mn>1</mn>
          </mrow>
          <mo stretchy="false">)</mo>
        </mrow>
      </msubsup>
      <mrow>
        <mi/>
        <mi mathvariant="normal">/</mi>
        <mi/>
      </mrow>
      <msubsup>
        <mi>C</mi>
        <mi mathvariant="italic">ik</mi>
        <mi>U</mi>
      </msubsup>
      <mi>,</mi>
      <mi/>
      <mrow>
        <mi>k</mi>
        <mi mathvariant="normal">=</mi>
        <mn>1,</mn>
      </mrow>
      <mi mathvariant="normal">⋯</mi>
      <mi>,</mi>
      <mfenced open="∣" close="∣">
        <msub>
          <mi>V</mi>
          <mi>i</mi>
        </msub>
      </mfenced>
    </mrow>
    <annotation encoding="StarMath 5.0">B^{U}_{ik} = sum from {j=1} to {p} x( v^{i-1}_{j}) m^{(i-1)}_{jk} ~/~ C^{U}_{ik}, ~~~ k=1,dotsaxis,abs{V_{i}}</annotation>
  </semantics>
</math>
</file>

<file path=Object 34/content.xml><?xml version="1.0" encoding="utf-8"?>
<math xmlns="http://www.w3.org/1998/Math/MathML">
  <semantics>
    <mrow>
      <mrow>
        <msubsup>
          <mi>B</mi>
          <mi mathvariant="italic">ik</mi>
          <mi>L</mi>
        </msubsup>
        <mi mathvariant="normal">=</mi>
        <mrow>
          <munderover>
            <mi mathvariant="normal">∑</mi>
            <mrow>
              <mi>l</mi>
              <mi mathvariant="normal">=</mi>
              <mn>1</mn>
            </mrow>
            <mi>q</mi>
          </munderover>
          <mi>x</mi>
        </mrow>
      </mrow>
      <mrow>
        <mo stretchy="false">(</mo>
        <msubsup>
          <mi>v</mi>
          <mi>l</mi>
          <mrow>
            <mi>i</mi>
            <mo stretchy="false">+</mo>
            <mn>1</mn>
          </mrow>
        </msubsup>
        <mo stretchy="false">)</mo>
      </mrow>
      <msubsup>
        <mi>m</mi>
        <mi mathvariant="italic">kl</mi>
        <mrow>
          <mo stretchy="false">(</mo>
          <mi>i</mi>
          <mo stretchy="false">)</mo>
        </mrow>
      </msubsup>
      <mrow>
        <mi/>
        <mi mathvariant="normal">/</mi>
        <mi/>
      </mrow>
      <msubsup>
        <mi>C</mi>
        <mi mathvariant="italic">ik</mi>
        <mi>L</mi>
      </msubsup>
      <mi>,</mi>
      <mi/>
      <mrow>
        <mi>k</mi>
        <mi mathvariant="normal">=</mi>
        <mn>1,</mn>
      </mrow>
      <mi mathvariant="normal">⋯</mi>
      <mi>,</mi>
      <mfenced open="∣" close="∣">
        <msub>
          <mi>V</mi>
          <mi>i</mi>
        </msub>
      </mfenced>
    </mrow>
    <annotation encoding="StarMath 5.0">B^{L}_{ik} = sum from {l=1} to {q} x( v^{i+1}_{l}) m^{(i)}_{kl} ~/~ C^{L}_{ik}, ~~~ k=1,dotsaxis,abs{V_{i}}</annotation>
  </semantics>
</math>
</file>

<file path=Object 35/content.xml><?xml version="1.0" encoding="utf-8"?>
<math xmlns="http://www.w3.org/1998/Math/MathML">
  <semantics>
    <mrow>
      <mi>p</mi>
      <mi mathvariant="normal">=</mi>
      <mfenced open="∣" close="∣">
        <msub>
          <mi>V</mi>
          <mrow>
            <mi>i</mi>
            <mi mathvariant="normal">−</mi>
            <mn>1</mn>
          </mrow>
        </msub>
      </mfenced>
    </mrow>
    <annotation encoding="StarMath 5.0">p = abs{V_{i-1}}
</annotation>
  </semantics>
</math>
</file>

<file path=Object 36/content.xml><?xml version="1.0" encoding="utf-8"?>
<math xmlns="http://www.w3.org/1998/Math/MathML">
  <semantics>
    <mrow>
      <mi>q</mi>
      <mi mathvariant="normal">=</mi>
      <mfenced open="∣" close="∣">
        <msub>
          <mi>V</mi>
          <mrow>
            <mi>i</mi>
            <mo stretchy="false">+</mo>
            <mn>1</mn>
          </mrow>
        </msub>
      </mfenced>
    </mrow>
    <annotation encoding="StarMath 5.0">q = abs{V_{i+1}}</annotation>
  </semantics>
</math>
</file>

<file path=Object 37/content.xml><?xml version="1.0" encoding="utf-8"?>
<math xmlns="http://www.w3.org/1998/Math/MathML">
  <semantics>
    <mrow>
      <mfenced open="∣" close="∣">
        <msub>
          <mi>V</mi>
          <mi>i</mi>
        </msub>
      </mfenced>
      <mi mathvariant="normal">×</mi>
      <mfenced open="∣" close="∣">
        <msub>
          <mi>V</mi>
          <mrow>
            <mi>i</mi>
            <mo stretchy="false">+</mo>
            <mn>1</mn>
          </mrow>
        </msub>
      </mfenced>
    </mrow>
    <annotation encoding="StarMath 5.0">abs{V_{i}} times abs{V_{i+1}}</annotation>
  </semantics>
</math>
</file>

<file path=Object 38/content.xml><?xml version="1.0" encoding="utf-8"?>
<math xmlns="http://www.w3.org/1998/Math/MathML">
  <semantics>
    <mrow>
      <mi>G</mi>
      <mi mathvariant="normal">=</mi>
      <mrow>
        <mo stretchy="false">(</mo>
        <mrow>
          <mi>V</mi>
          <mi>,</mi>
          <mi>E</mi>
          <mi>,</mi>
          <mi>n</mi>
          <mi>,</mi>
          <mo stretchy="false">σ</mo>
        </mrow>
        <mo stretchy="false">)</mo>
      </mrow>
    </mrow>
    <annotation encoding="StarMath 5.0">G = (V,E,n,%sigma)</annotation>
  </semantics>
</math>
</file>

<file path=Object 39/content.xml><?xml version="1.0" encoding="utf-8"?>
<math xmlns="http://www.w3.org/1998/Math/MathML">
  <semantics>
    <mrow>
      <mi>S</mi>
      <mi mathvariant="normal">=</mi>
      <mrow>
        <mrow>
          <msub>
            <mi>S</mi>
            <mn>1</mn>
          </msub>
          <mi mathvariant="normal">×</mi>
          <mi mathvariant="normal">⋯</mi>
        </mrow>
        <mi mathvariant="normal">×</mi>
        <msub>
          <mi>S</mi>
          <mi>n</mi>
        </msub>
      </mrow>
    </mrow>
    <annotation encoding="StarMath 5.0">S = S_{1} times dotsaxis times S_{n}</annotation>
  </semantics>
</math>
</file>

<file path=Object 4/content.xml><?xml version="1.0" encoding="utf-8"?>
<math xmlns="http://www.w3.org/1998/Math/MathML">
  <semantics>
    <mrow>
      <msub>
        <mi>M</mi>
        <mn>1</mn>
      </msub>
      <mrow>
        <mi/>
        <mi mathvariant="normal">=</mi>
        <mi/>
      </mrow>
      <mtable>
        <mtr>
          <mtd/>
          <mtd>
            <mtable>
              <mtr>
                <mtd>
                  <mi>c</mi>
                </mtd>
                <mtd>
                  <mi>d</mi>
                </mtd>
                <mtd>
                  <mi>e</mi>
                </mtd>
                <mtd>
                  <mi>f</mi>
                </mtd>
              </mtr>
            </mtable>
          </mtd>
        </mtr>
        <mtr>
          <mtd>
            <mtable>
              <mtr>
                <mtd>
                  <mi>a</mi>
                </mtd>
              </mtr>
              <mtr>
                <mtd>
                  <mi>b</mi>
                </mtd>
              </mtr>
            </mtable>
          </mtd>
          <mtd>
            <mfenced open="[" close="]">
              <mtable>
                <mtr>
                  <mtd>
                    <mn>1</mn>
                  </mtd>
                  <mtd>
                    <mn>1</mn>
                  </mtd>
                  <mtd>
                    <mn>1</mn>
                  </mtd>
                  <mtd>
                    <mn>1</mn>
                  </mtd>
                </mtr>
                <mtr>
                  <mtd>
                    <mn>1</mn>
                  </mtd>
                  <mtd>
                    <mn>0</mn>
                  </mtd>
                  <mtd>
                    <mn>0</mn>
                  </mtd>
                  <mtd>
                    <mn>1</mn>
                  </mtd>
                </mtr>
              </mtable>
            </mfenced>
          </mtd>
        </mtr>
      </mtable>
      <mi/>
      <msub>
        <mi>M</mi>
        <mn>2</mn>
      </msub>
      <mrow>
        <mi/>
        <mi mathvariant="normal">=</mi>
        <mi/>
      </mrow>
      <mtable>
        <mtr>
          <mtd/>
          <mtd>
            <mtable>
              <mtr>
                <mtd>
                  <mi>g</mi>
                </mtd>
                <mtd>
                  <mi>h</mi>
                </mtd>
                <mtd>
                  <mi>i</mi>
                </mtd>
                <mtd>
                  <mi>j</mi>
                </mtd>
              </mtr>
            </mtable>
          </mtd>
        </mtr>
        <mtr>
          <mtd>
            <mtable>
              <mtr>
                <mtd>
                  <mi>c</mi>
                </mtd>
              </mtr>
              <mtr>
                <mtd>
                  <mi>d</mi>
                </mtd>
              </mtr>
              <mtr>
                <mtd>
                  <mi>e</mi>
                </mtd>
              </mtr>
              <mtr>
                <mtd>
                  <mi>f</mi>
                </mtd>
              </mtr>
            </mtable>
          </mtd>
          <mtd>
            <mfenced open="[" close="]">
              <mtable>
                <mtr>
                  <mtd>
                    <mn>1</mn>
                  </mtd>
                  <mtd>
                    <mn>0</mn>
                  </mtd>
                  <mtd>
                    <mn>0</mn>
                  </mtd>
                  <mtd>
                    <mn>0</mn>
                  </mtd>
                </mtr>
                <mtr>
                  <mtd>
                    <mn>0</mn>
                  </mtd>
                  <mtd>
                    <mn>1</mn>
                  </mtd>
                  <mtd>
                    <mn>1</mn>
                  </mtd>
                  <mtd>
                    <mn>1</mn>
                  </mtd>
                </mtr>
                <mtr>
                  <mtd>
                    <mn>1</mn>
                  </mtd>
                  <mtd>
                    <mn>0</mn>
                  </mtd>
                  <mtd>
                    <mn>0</mn>
                  </mtd>
                  <mtd>
                    <mn>1</mn>
                  </mtd>
                </mtr>
                <mtr>
                  <mtd>
                    <mn>0</mn>
                  </mtd>
                  <mtd>
                    <mn>0</mn>
                  </mtd>
                  <mtd>
                    <mn>0</mn>
                  </mtd>
                  <mtd>
                    <mn>0</mn>
                  </mtd>
                </mtr>
              </mtable>
            </mfenced>
          </mtd>
        </mtr>
      </mtable>
      <mi/>
      <msub>
        <mi>M</mi>
        <mn>3</mn>
      </msub>
      <mrow>
        <mi/>
        <mi mathvariant="normal">=</mi>
        <mi/>
      </mrow>
      <mtable>
        <mtr>
          <mtd/>
          <mtd>
            <mtable>
              <mtr>
                <mtd>
                  <mi>k</mi>
                </mtd>
                <mtd>
                  <mi>l</mi>
                </mtd>
                <mtd>
                  <mi>m</mi>
                </mtd>
              </mtr>
            </mtable>
          </mtd>
        </mtr>
        <mtr>
          <mtd>
            <mtable>
              <mtr>
                <mtd>
                  <mi>g</mi>
                </mtd>
              </mtr>
              <mtr>
                <mtd>
                  <mi>h</mi>
                </mtd>
              </mtr>
              <mtr>
                <mtd>
                  <mi>i</mi>
                </mtd>
              </mtr>
              <mtr>
                <mtd>
                  <mi>j</mi>
                </mtd>
              </mtr>
            </mtable>
          </mtd>
          <mtd>
            <mfenced open="[" close="]">
              <mtable>
                <mtr>
                  <mtd>
                    <mn>1</mn>
                  </mtd>
                  <mtd>
                    <mn>0</mn>
                  </mtd>
                  <mtd>
                    <mn>0</mn>
                  </mtd>
                </mtr>
                <mtr>
                  <mtd>
                    <mn>0</mn>
                  </mtd>
                  <mtd>
                    <mn>0</mn>
                  </mtd>
                  <mtd>
                    <mn>0</mn>
                  </mtd>
                </mtr>
                <mtr>
                  <mtd>
                    <mn>1</mn>
                  </mtd>
                  <mtd>
                    <mn>0</mn>
                  </mtd>
                  <mtd>
                    <mn>1</mn>
                  </mtd>
                </mtr>
                <mtr>
                  <mtd>
                    <mn>1</mn>
                  </mtd>
                  <mtd>
                    <mn>1</mn>
                  </mtd>
                  <mtd>
                    <mn>0</mn>
                  </mtd>
                </mtr>
              </mtable>
            </mfenced>
          </mtd>
        </mtr>
      </mtable>
    </mrow>
    <annotation encoding="StarMath 5.0">M_{1} `=` matrix { {} # matrix { c # d # e# f }  ## stack{ a # b } #  left [ matrix{1 # 1 # 1 # 1 ## 1 # 0 # 0 # 1} right ] } ~~
M_{2} `=` matrix { {} # matrix { g # h# i# j } ## stack { c#d#e#f} # left [ matrix{ 1 # 0 # 0 # 0 ## 0 # 1 # 1 # 1 ## 1 # 0 # 0 # 1 ## 0 # 0 # 0 # 0 } right ] } ~~
M_{3} `=` matrix { {} # matrix { k#l#m}  ## stack {g#h#i#j} # left [  matrix { 1 # 0 # 0 ## 0 # 0 # 0 ## 1 # 0 # 1 ## 1 # 1 # 0  }  right ] }


</annotation>
  </semantics>
</math>
</file>

<file path=Object 40/content.xml><?xml version="1.0" encoding="utf-8"?>
<math xmlns="http://www.w3.org/1998/Math/MathML">
  <semantics>
    <mrow>
      <mi mathvariant="italic">minimize</mi>
      <mrow>
        <mi stretchy="false" mathvariant="normal">{</mi>
        <mrow>
          <mi>K</mi>
          <mrow>
            <mo stretchy="false">(</mo>
            <mrow>
              <mstyle mathvariant="bold">
                <mrow>
                  <mi>g</mi>
                </mrow>
              </mstyle>
              <mrow>
                <mo stretchy="false">(</mo>
                <mo stretchy="false">σ</mo>
                <mo stretchy="false">)</mo>
              </mrow>
            </mrow>
            <mo stretchy="false">)</mo>
          </mrow>
          <mrow>
            <mi/>
            <mi mathvariant="normal">∣</mi>
            <mi/>
          </mrow>
          <mrow>
            <mo stretchy="false">σ</mo>
            <mi mathvariant="normal">∈</mi>
            <mi>S</mi>
          </mrow>
        </mrow>
        <mi stretchy="false" mathvariant="normal">}</mi>
      </mrow>
    </mrow>
    <annotation encoding="StarMath 5.0">minimize lbrace K(bold g (%sigma)) ` divides `%sigma in S rbrace </annotation>
  </semantics>
</math>
</file>

<file path=Object 41/content.xml><?xml version="1.0" encoding="utf-8"?>
<math xmlns="http://www.w3.org/1998/Math/MathML">
  <semantics>
    <mrow>
      <mstyle mathvariant="bold">
        <mrow>
          <mi>g</mi>
        </mrow>
      </mstyle>
      <mrow>
        <mrow>
          <mo stretchy="false">(</mo>
          <mrow>
            <msub>
              <mo stretchy="false">σ</mo>
              <mn>1</mn>
            </msub>
            <mi>,</mi>
            <msub>
              <mo stretchy="false">σ</mo>
              <mn>2</mn>
            </msub>
          </mrow>
          <mo stretchy="false">)</mo>
        </mrow>
        <mi mathvariant="normal">=</mi>
        <mi>M</mi>
      </mrow>
    </mrow>
    <annotation encoding="StarMath 5.0">bold g(%sigma_{1},%sigma_{2}) = M</annotation>
  </semantics>
</math>
</file>

<file path=Object 42/content.xml><?xml version="1.0" encoding="utf-8"?>
<math xmlns="http://www.w3.org/1998/Math/MathML">
  <semantics>
    <mrow>
      <mi>W</mi>
      <mi mathvariant="normal">=</mi>
      <msub>
        <mi>V</mi>
        <mn>1</mn>
      </msub>
    </mrow>
    <annotation encoding="StarMath 5.0">W = V_{1}</annotation>
  </semantics>
</math>
</file>

<file path=Object 43/content.xml><?xml version="1.0" encoding="utf-8"?>
<math xmlns="http://www.w3.org/1998/Math/MathML">
  <semantics>
    <mrow>
      <mi>F</mi>
      <mi mathvariant="normal">=</mi>
      <mrow>
        <mi stretchy="false" mathvariant="normal">{</mi>
        <mrow>
          <mrow>
            <mrow>
              <mo stretchy="false">(</mo>
              <mrow>
                <mi>u</mi>
                <mi>,</mi>
                <mi>v</mi>
              </mrow>
              <mo stretchy="false">)</mo>
            </mrow>
            <mi mathvariant="normal">∈</mi>
            <mrow>
              <mi>W</mi>
              <mi mathvariant="normal">×</mi>
              <mi>W</mi>
            </mrow>
          </mrow>
          <mrow>
            <mi/>
            <mi mathvariant="normal">∣</mi>
            <mi/>
          </mrow>
          <mi>k</mi>
          <mrow>
            <mrow>
              <mo stretchy="false">(</mo>
              <mrow>
                <mi>r</mi>
                <mrow>
                  <mo stretchy="false">(</mo>
                  <mi>u</mi>
                  <mo stretchy="false">)</mo>
                </mrow>
                <mi>,</mi>
                <mi>r</mi>
                <mrow>
                  <mo stretchy="false">(</mo>
                  <mi>v</mi>
                  <mo stretchy="false">)</mo>
                </mrow>
              </mrow>
              <mo stretchy="false">)</mo>
            </mrow>
            <mo stretchy="false">&lt;</mo>
            <mi>k</mi>
          </mrow>
          <mrow>
            <mo stretchy="false">(</mo>
            <mrow>
              <mi>r</mi>
              <mrow>
                <mo stretchy="false">(</mo>
                <mi>v</mi>
                <mo stretchy="false">)</mo>
              </mrow>
              <mi>,</mi>
              <mi>r</mi>
              <mrow>
                <mo stretchy="false">(</mo>
                <mi>u</mi>
                <mo stretchy="false">)</mo>
              </mrow>
            </mrow>
            <mo stretchy="false">)</mo>
          </mrow>
        </mrow>
        <mi stretchy="false" mathvariant="normal">}</mi>
      </mrow>
    </mrow>
    <annotation encoding="StarMath 5.0">F = lbrace (u,v) in W times W ~ divides ~ k(r(u),r(v)) &lt; k(r(v),r(u)) rbrace
</annotation>
  </semantics>
</math>
</file>

<file path=Object 44/content.xml><?xml version="1.0" encoding="utf-8"?>
<math xmlns="http://www.w3.org/1998/Math/MathML">
  <semantics>
    <mrow>
      <mi>p</mi>
      <mi mathvariant="normal">:</mi>
      <mi>F</mi>
      <mo stretchy="false">→</mo>
      <mi>N</mi>
    </mrow>
    <annotation encoding="StarMath 5.0">p: F rightarrow N</annotation>
  </semantics>
</math>
</file>

<file path=Object 45/content.xml><?xml version="1.0" encoding="utf-8"?>
<math xmlns="http://www.w3.org/1998/Math/MathML">
  <semantics>
    <mrow>
      <mi>p</mi>
      <mrow>
        <mrow>
          <mo stretchy="false">(</mo>
          <mrow>
            <mi>u</mi>
            <mi>,</mi>
            <mi>v</mi>
          </mrow>
          <mo stretchy="false">)</mo>
        </mrow>
        <mi mathvariant="normal">=</mi>
        <mi>k</mi>
      </mrow>
      <mrow>
        <mrow>
          <mo stretchy="false">(</mo>
          <mrow>
            <mi>r</mi>
            <mrow>
              <mo stretchy="false">(</mo>
              <mi>v</mi>
              <mo stretchy="false">)</mo>
            </mrow>
            <mi>,</mi>
            <mi>r</mi>
            <mrow>
              <mo stretchy="false">(</mo>
              <mi>u</mi>
              <mo stretchy="false">)</mo>
            </mrow>
          </mrow>
          <mo stretchy="false">)</mo>
        </mrow>
        <mi mathvariant="normal">−</mi>
        <mi>k</mi>
      </mrow>
      <mrow>
        <mo stretchy="false">(</mo>
        <mrow>
          <mi>r</mi>
          <mrow>
            <mo stretchy="false">(</mo>
            <mi>u</mi>
            <mo stretchy="false">)</mo>
          </mrow>
          <mi>,</mi>
          <mi>r</mi>
          <mrow>
            <mo stretchy="false">(</mo>
            <mi>v</mi>
            <mo stretchy="false">)</mo>
          </mrow>
        </mrow>
        <mo stretchy="false">)</mo>
      </mrow>
    </mrow>
    <annotation encoding="StarMath 5.0">p(u,v) = k(r(v),r(u)) - k(r(u),r(v))</annotation>
  </semantics>
</math>
</file>

<file path=Object 46/content.xml><?xml version="1.0" encoding="utf-8"?>
<math xmlns="http://www.w3.org/1998/Math/MathML">
  <semantics>
    <mrow>
      <mi>p</mi>
      <mrow>
        <mrow>
          <mo stretchy="false">(</mo>
          <mrow>
            <mi>u</mi>
            <mi>,</mi>
            <mi>v</mi>
          </mrow>
          <mo stretchy="false">)</mo>
        </mrow>
        <mi mathvariant="normal">∈</mi>
        <mi>F</mi>
      </mrow>
    </mrow>
    <annotation encoding="StarMath 5.0">p(u,v) in F</annotation>
  </semantics>
</math>
</file>

<file path=Object 47/content.xml><?xml version="1.0" encoding="utf-8"?>
<math xmlns="http://www.w3.org/1998/Math/MathML">
  <semantics>
    <mrow>
      <mi>N</mi>
      <mi mathvariant="normal">=</mi>
      <mrow>
        <mi stretchy="false" mathvariant="normal">{</mi>
        <mrow>
          <mn>1,2,</mn>
          <mi mathvariant="normal">⋯</mi>
        </mrow>
        <mi stretchy="false" mathvariant="normal">}</mi>
      </mrow>
    </mrow>
    <annotation encoding="StarMath 5.0">N = lbrace 1,2, dotsaxis rbrace</annotation>
  </semantics>
</math>
</file>

<file path=Object 48/content.xml><?xml version="1.0" encoding="utf-8"?>
<math xmlns="http://www.w3.org/1998/Math/MathML">
  <semantics>
    <mrow>
      <mrow>
        <mrow>
          <msubsup>
            <mi>B</mi>
            <msub>
              <mn>1s</mn>
              <mn>1</mn>
            </msub>
            <mi>R</mi>
          </msubsup>
          <mi mathvariant="normal">≤</mi>
          <msubsup>
            <mi>B</mi>
            <msub>
              <mn>1s</mn>
              <mn>2</mn>
            </msub>
            <mi>R</mi>
          </msubsup>
        </mrow>
        <mi mathvariant="normal">≤</mi>
        <mi mathvariant="normal">⋯</mi>
      </mrow>
      <mi mathvariant="normal">≤</mi>
      <msubsup>
        <mi>B</mi>
        <msub>
          <mn>1s</mn>
          <mfenced open="∣" close="∣">
            <msub>
              <mi>V</mi>
              <mn>1</mn>
            </msub>
          </mfenced>
        </msub>
        <mi>R</mi>
      </msubsup>
    </mrow>
    <annotation encoding="StarMath 5.0">B^{R}_{1s_{1}} &lt;= B^{R}_{1s_{2}} &lt;= dotsaxis &lt;= B^{R}_{1s_{abs{V_{1}}}} 
</annotation>
  </semantics>
</math>
</file>

<file path=Object 49/content.xml><?xml version="1.0" encoding="utf-8"?>
<math xmlns="http://www.w3.org/1998/Math/MathML">
  <semantics>
    <mrow>
      <msubsup>
        <mi>B</mi>
        <mn>1k</mn>
        <mi>r</mi>
      </msubsup>
      <mi>,</mi>
      <mi/>
      <mrow>
        <mi>k</mi>
        <mi mathvariant="normal">=</mi>
        <mn>1,</mn>
      </mrow>
      <mi mathvariant="normal">⋯</mi>
      <mi>,</mi>
      <mfenced open="∣" close="∣">
        <msub>
          <mi>V</mi>
          <mn>1</mn>
        </msub>
      </mfenced>
    </mrow>
    <annotation encoding="StarMath 5.0">B^{r}_{1k}, ~ k=1,dotsaxis,abs{V_{1}}</annotation>
  </semantics>
</math>
</file>

<file path=Object 5/content.xml><?xml version="1.0" encoding="utf-8"?>
<math xmlns="http://www.w3.org/1998/Math/MathML">
  <semantics>
    <mrow>
      <mrow>
        <mi>E</mi>
        <mi mathvariant="normal">=</mi>
        <msub>
          <mi>E</mi>
          <mn>1</mn>
        </msub>
      </mrow>
      <mrow>
        <mi/>
        <mi mathvariant="normal">∪</mi>
        <mi/>
      </mrow>
      <msub>
        <mi>E</mi>
        <mn>2</mn>
      </msub>
      <mrow>
        <mi/>
        <mi mathvariant="normal">∪</mi>
        <mi/>
      </mrow>
      <mi mathvariant="normal">⋯</mi>
      <mrow>
        <mi/>
        <mi mathvariant="normal">∪</mi>
        <mi/>
      </mrow>
      <msub>
        <mi>E</mi>
        <mrow>
          <mi>n</mi>
          <mi mathvariant="normal">−</mi>
          <mn>1</mn>
        </mrow>
      </msub>
      <mi/>
      <mrow>
        <mo stretchy="false">(</mo>
        <mrow>
          <msub>
            <mi>E</mi>
            <mi>i</mi>
          </msub>
          <mrow>
            <mi/>
            <mi mathvariant="normal">∩</mi>
            <mi/>
          </mrow>
          <msub>
            <mi>E</mi>
            <mi>j</mi>
          </msub>
          <mrow>
            <mi/>
            <mi mathvariant="normal">=</mi>
            <mi/>
          </mrow>
          <mi mathvariant="normal">∅</mi>
          <mi>,</mi>
          <mi/>
          <mi>i</mi>
          <mrow>
            <mi/>
            <mi mathvariant="normal">≠</mi>
            <mi/>
          </mrow>
          <mi>j</mi>
        </mrow>
        <mo stretchy="false">)</mo>
      </mrow>
    </mrow>
    <annotation encoding="StarMath 5.0">E = E_{1} ` union ` E_{2} ` union ` dotsaxis ` union ` E_{n-1}~~(E_{i} ` intersection `  E_{j} ` = ` emptyset , ` i ` &lt;&gt; ` j )</annotation>
  </semantics>
</math>
</file>

<file path=Object 50/content.xml><?xml version="1.0" encoding="utf-8"?>
<math xmlns="http://www.w3.org/1998/Math/MathML">
  <semantics>
    <msub>
      <mo stretchy="false">σ</mo>
      <mn>1</mn>
    </msub>
    <annotation encoding="StarMath 5.0">%sigma_{1}</annotation>
  </semantics>
</math>
</file>

<file path=Object 51/content.xml><?xml version="1.0" encoding="utf-8"?>
<math xmlns="http://www.w3.org/1998/Math/MathML">
  <semantics>
    <mrow>
      <mo stretchy="false">σ</mo>
      <msub>
        <mi>'</mi>
        <mn>1</mn>
      </msub>
    </mrow>
    <annotation encoding="StarMath 5.0">%sigma'_{1}</annotation>
  </semantics>
</math>
</file>

<file path=Object 52/content.xml><?xml version="1.0" encoding="utf-8"?>
<math xmlns="http://www.w3.org/1998/Math/MathML">
  <semantics>
    <mrow>
      <mo stretchy="false">σ</mo>
      <mrow>
        <msub>
          <mi>'</mi>
          <mn>1</mn>
        </msub>
        <mi mathvariant="normal">=</mi>
        <msub>
          <mi>v</mi>
          <msub>
            <mi>s</mi>
            <mn>1</mn>
          </msub>
        </msub>
      </mrow>
      <msub>
        <mi>v</mi>
        <msub>
          <mi>s</mi>
          <mn>2</mn>
        </msub>
      </msub>
      <mi mathvariant="normal">⋯</mi>
      <msub>
        <mi>v</mi>
        <msub>
          <mi>s</mi>
          <mfenced open="∣" close="∣">
            <msub>
              <mi>V</mi>
              <mi>i</mi>
            </msub>
          </mfenced>
        </msub>
      </msub>
    </mrow>
    <annotation encoding="StarMath 5.0">%sigma'_{1} = v_{s_{1}}v_{s_{2}} dotsaxis v_{s_{abs{V_{i}}}}
</annotation>
  </semantics>
</math>
</file>

<file path=Object 53/content.xml><?xml version="1.0" encoding="utf-8"?>
<math xmlns="http://www.w3.org/1998/Math/MathML">
  <semantics>
    <mrow>
      <mrow>
        <mrow>
          <mi>M</mi>
          <mi mathvariant="normal">∗</mi>
          <mi mathvariant="normal">:</mi>
        </mrow>
        <mi mathvariant="normal">=</mi>
        <msub>
          <mi>M</mi>
          <mn>0</mn>
        </msub>
      </mrow>
      <mi>,</mi>
      <mi/>
      <mrow>
        <mrow>
          <mi>K</mi>
          <mi mathvariant="normal">∗</mi>
          <mi mathvariant="normal">:</mi>
        </mrow>
        <mi mathvariant="normal">=</mi>
        <mi>K</mi>
      </mrow>
      <mrow>
        <mo stretchy="false">(</mo>
        <msub>
          <mi>M</mi>
          <mn>0</mn>
        </msub>
        <mo stretchy="false">)</mo>
      </mrow>
    </mrow>
    <annotation encoding="StarMath 5.0">M* := M_{0},`K* :=K(M_{0})</annotation>
  </semantics>
</math>
</file>

<file path=Object 54/content.xml><?xml version="1.0" encoding="utf-8"?>
<math xmlns="http://www.w3.org/1998/Math/MathML">
  <semantics>
    <mrow>
      <msub>
        <mi>M</mi>
        <mn>1</mn>
      </msub>
      <mrow>
        <mi mathvariant="normal">:</mi>
        <mi mathvariant="normal">=</mi>
        <msub>
          <mo stretchy="false">β</mo>
          <mi>R</mi>
        </msub>
      </mrow>
      <mrow>
        <mo stretchy="false">(</mo>
        <msub>
          <mi>M</mi>
          <mn>0</mn>
        </msub>
        <mo stretchy="false">)</mo>
      </mrow>
    </mrow>
    <annotation encoding="StarMath 5.0">M_{1} := %beta_{R}(M_{0}) </annotation>
  </semantics>
</math>
</file>

<file path=Object 55/content.xml><?xml version="1.0" encoding="utf-8"?>
<math xmlns="http://www.w3.org/1998/Math/MathML">
  <semantics>
    <mrow>
      <mi>K</mi>
      <mrow>
        <mrow>
          <mo stretchy="false">(</mo>
          <msub>
            <mi>M</mi>
            <mn>1</mn>
          </msub>
          <mo stretchy="false">)</mo>
        </mrow>
        <mo stretchy="false">&lt;</mo>
        <mrow>
          <mi>K</mi>
          <mi mathvariant="normal">∗</mi>
        </mrow>
      </mrow>
    </mrow>
    <annotation encoding="StarMath 5.0">K(M_{1}) &lt; K*{}</annotation>
  </semantics>
</math>
</file>

<file path=Object 56/content.xml><?xml version="1.0" encoding="utf-8"?>
<math xmlns="http://www.w3.org/1998/Math/MathML">
  <semantics>
    <mrow>
      <mrow>
        <mi>M</mi>
        <mi mathvariant="normal">∗</mi>
      </mrow>
      <mrow>
        <mi mathvariant="normal">:</mi>
        <mi mathvariant="normal">=</mi>
        <msub>
          <mi>M</mi>
          <mn>1</mn>
        </msub>
      </mrow>
    </mrow>
    <annotation encoding="StarMath 5.0">M*{} :=M_{1}</annotation>
  </semantics>
</math>
</file>

<file path=Object 57/content.xml><?xml version="1.0" encoding="utf-8"?>
<math xmlns="http://www.w3.org/1998/Math/MathML">
  <semantics>
    <mrow>
      <mrow>
        <mi>K</mi>
        <mi mathvariant="normal">∗</mi>
      </mrow>
      <mrow>
        <mi mathvariant="normal">:</mi>
        <mi mathvariant="normal">=</mi>
        <mi>K</mi>
      </mrow>
      <mrow>
        <mo stretchy="false">(</mo>
        <msub>
          <mi>M</mi>
          <mn>1</mn>
        </msub>
        <mo stretchy="false">)</mo>
      </mrow>
    </mrow>
    <annotation encoding="StarMath 5.0"> K*{} := K(M_{1})</annotation>
  </semantics>
</math>
</file>

<file path=Object 58/content.xml><?xml version="1.0" encoding="utf-8"?>
<math xmlns="http://www.w3.org/1998/Math/MathML">
  <semantics>
    <mrow>
      <msub>
        <mi>M</mi>
        <mn>2</mn>
      </msub>
      <mrow>
        <mi mathvariant="normal">:</mi>
        <mi mathvariant="normal">=</mi>
        <msub>
          <mo stretchy="false">β</mo>
          <mi>C</mi>
        </msub>
      </mrow>
      <mrow>
        <mo stretchy="false">(</mo>
        <msub>
          <mi>M</mi>
          <mn>1</mn>
        </msub>
        <mo stretchy="false">)</mo>
      </mrow>
    </mrow>
    <annotation encoding="StarMath 5.0">M_{2} := %beta_{C}(M_{1})</annotation>
  </semantics>
</math>
</file>

<file path=Object 59/content.xml><?xml version="1.0" encoding="utf-8"?>
<math xmlns="http://www.w3.org/1998/Math/MathML">
  <semantics>
    <mrow>
      <mi>K</mi>
      <mrow>
        <mrow>
          <mo stretchy="false">(</mo>
          <msub>
            <mi>M</mi>
            <mn>2</mn>
          </msub>
          <mo stretchy="false">)</mo>
        </mrow>
        <mo stretchy="false">&lt;</mo>
        <mrow>
          <mi>K</mi>
          <mi mathvariant="normal">∗</mi>
        </mrow>
      </mrow>
    </mrow>
    <annotation encoding="StarMath 5.0">K(M_{2}) &lt; K*{}</annotation>
  </semantics>
</math>
</file>

<file path=Object 6/content.xml><?xml version="1.0" encoding="utf-8"?>
<math xmlns="http://www.w3.org/1998/Math/MathML">
  <semantics>
    <mrow>
      <msup>
        <mi>M</mi>
        <mrow>
          <mo stretchy="false">(</mo>
          <mi>i</mi>
          <mo stretchy="false">)</mo>
        </mrow>
      </msup>
      <mrow>
        <mi/>
        <mi mathvariant="normal">=</mi>
        <mi/>
      </mrow>
      <mi>M</mi>
      <mrow>
        <mo stretchy="false">(</mo>
        <mrow>
          <msub>
            <mo stretchy="false">σ</mo>
            <mi>i</mi>
          </msub>
          <mi>,</mi>
          <msub>
            <mo stretchy="false">σ</mo>
            <mrow>
              <mi>i</mi>
              <mo stretchy="false">+</mo>
              <mn>1</mn>
            </mrow>
          </msub>
        </mrow>
        <mo stretchy="false">)</mo>
      </mrow>
    </mrow>
    <annotation encoding="StarMath 5.0">M^{(i)} ` = ` M( %sigma_{i}, %sigma_{i+1}) </annotation>
  </semantics>
</math>
</file>

<file path=Object 60/content.xml><?xml version="1.0" encoding="utf-8"?>
<math xmlns="http://www.w3.org/1998/Math/MathML">
  <semantics>
    <mrow>
      <mrow>
        <mi>M</mi>
        <mi mathvariant="normal">∗</mi>
      </mrow>
      <mrow>
        <mi mathvariant="normal">:</mi>
        <mi mathvariant="normal">=</mi>
        <msub>
          <mi>M</mi>
          <mn>2</mn>
        </msub>
      </mrow>
    </mrow>
    <annotation encoding="StarMath 5.0">M*{} :=M_{2}</annotation>
  </semantics>
</math>
</file>

<file path=Object 61/content.xml><?xml version="1.0" encoding="utf-8"?>
<math xmlns="http://www.w3.org/1998/Math/MathML">
  <semantics>
    <mrow>
      <mrow>
        <mi>K</mi>
        <mi mathvariant="normal">∗</mi>
      </mrow>
      <mrow>
        <mi mathvariant="normal">:</mi>
        <mi mathvariant="normal">=</mi>
        <mi>K</mi>
      </mrow>
      <mrow>
        <mo stretchy="false">(</mo>
        <msub>
          <mi>M</mi>
          <mn>2</mn>
        </msub>
        <mo stretchy="false">)</mo>
      </mrow>
    </mrow>
    <annotation encoding="StarMath 5.0"> K*{} := K(M_{2})</annotation>
  </semantics>
</math>
</file>

<file path=Object 62/content.xml><?xml version="1.0" encoding="utf-8"?>
<math xmlns="http://www.w3.org/1998/Math/MathML">
  <semantics>
    <msub>
      <mi>M</mi>
      <mn>0</mn>
    </msub>
    <annotation encoding="StarMath 5.0">M_{0}</annotation>
  </semantics>
</math>
</file>

<file path=Object 63/content.xml><?xml version="1.0" encoding="utf-8"?>
<math xmlns="http://www.w3.org/1998/Math/MathML">
  <semantics>
    <msub>
      <mi>M</mi>
      <mn>2</mn>
    </msub>
    <annotation encoding="StarMath 5.0">M_{2}</annotation>
  </semantics>
</math>
</file>

<file path=Object 64/content.xml><?xml version="1.0" encoding="utf-8"?>
<math xmlns="http://www.w3.org/1998/Math/MathML">
  <semantics>
    <mrow>
      <msub>
        <mi>M</mi>
        <mn>3</mn>
      </msub>
      <mrow>
        <mi mathvariant="normal">:</mi>
        <mi mathvariant="normal">=</mi>
        <mstyle mathvariant="bold">
          <mrow>
            <msub>
              <mi>R</mi>
              <mi>R</mi>
            </msub>
          </mrow>
        </mstyle>
      </mrow>
      <mrow>
        <mo stretchy="false">(</mo>
        <msub>
          <mi>M</mi>
          <mn>2</mn>
        </msub>
        <mo stretchy="false">)</mo>
      </mrow>
    </mrow>
    <annotation encoding="StarMath 5.0">M_{3} := bold R_{R}(M_{2})</annotation>
  </semantics>
</math>
</file>

<file path=Object 65/content.xml><?xml version="1.0" encoding="utf-8"?>
<math xmlns="http://www.w3.org/1998/Math/MathML">
  <semantics>
    <mrow>
      <msub>
        <mi>M</mi>
        <mn>0</mn>
      </msub>
      <mrow>
        <mi mathvariant="normal">:</mi>
        <mi mathvariant="normal">=</mi>
        <msub>
          <mi>M</mi>
          <mn>3</mn>
        </msub>
      </mrow>
    </mrow>
    <annotation encoding="StarMath 5.0">M_{0} := M_{3}</annotation>
  </semantics>
</math>
</file>

<file path=Object 66/content.xml><?xml version="1.0" encoding="utf-8"?>
<math xmlns="http://www.w3.org/1998/Math/MathML">
  <semantics>
    <msub>
      <mi>M</mi>
      <mn>3</mn>
    </msub>
    <annotation encoding="StarMath 5.0">M_{3}</annotation>
  </semantics>
</math>
</file>

<file path=Object 67/content.xml><?xml version="1.0" encoding="utf-8"?>
<math xmlns="http://www.w3.org/1998/Math/MathML">
  <semantics>
    <mrow>
      <msub>
        <mi>M</mi>
        <mn>4</mn>
      </msub>
      <mrow>
        <mi mathvariant="normal">:</mi>
        <mi mathvariant="normal">=</mi>
        <mstyle mathvariant="bold">
          <mrow>
            <msub>
              <mi>R</mi>
              <mi>C</mi>
            </msub>
          </mrow>
        </mstyle>
      </mrow>
      <mrow>
        <mo stretchy="false">(</mo>
        <msub>
          <mi>M</mi>
          <mn>3</mn>
        </msub>
        <mo stretchy="false">)</mo>
      </mrow>
    </mrow>
    <annotation encoding="StarMath 5.0">M_{4} := bold R_{C}(M_{3})</annotation>
  </semantics>
</math>
</file>

<file path=Object 68/content.xml><?xml version="1.0" encoding="utf-8"?>
<math xmlns="http://www.w3.org/1998/Math/MathML">
  <semantics>
    <msub>
      <mi>M</mi>
      <mn>4</mn>
    </msub>
    <annotation encoding="StarMath 5.0">M_{4}</annotation>
  </semantics>
</math>
</file>

<file path=Object 69/content.xml><?xml version="1.0" encoding="utf-8"?>
<math xmlns="http://www.w3.org/1998/Math/MathML">
  <semantics>
    <mrow>
      <msub>
        <mi>M</mi>
        <mn>0</mn>
      </msub>
      <mrow>
        <mi mathvariant="normal">:</mi>
        <mi mathvariant="normal">=</mi>
        <msub>
          <mi>M</mi>
          <mn>4</mn>
        </msub>
      </mrow>
    </mrow>
    <annotation encoding="StarMath 5.0">M_{0} := M_{4}</annotation>
  </semantics>
</math>
</file>

<file path=Object 7/content.xml><?xml version="1.0" encoding="utf-8"?>
<math xmlns="http://www.w3.org/1998/Math/MathML">
  <semantics>
    <mrow>
      <msub>
        <mo stretchy="false">σ</mo>
        <mi>i</mi>
      </msub>
      <mrow>
        <mi/>
        <mi mathvariant="normal">=</mi>
        <mi/>
      </mrow>
      <msub>
        <mi>v</mi>
        <mn>1</mn>
      </msub>
      <mi mathvariant="normal">⋯</mi>
      <msub>
        <mi>v</mi>
        <mi>j</mi>
      </msub>
      <mi mathvariant="normal">⋯</mi>
      <msub>
        <mi>v</mi>
        <mi>k</mi>
      </msub>
      <mi mathvariant="normal">⋯</mi>
      <msub>
        <mi>v</mi>
        <mfenced open="∣" close="∣">
          <msub>
            <mi>V</mi>
            <mi>i</mi>
          </msub>
        </mfenced>
      </msub>
    </mrow>
    <annotation encoding="StarMath 5.0">%sigma_{i} ` = ` v_{1} dotsaxis v_{j} dotsaxis v_{k} dotsaxis v_{abs{V_{i}}}</annotation>
  </semantics>
</math>
</file>

<file path=Object 70/content.xml><?xml version="1.0" encoding="utf-8"?>
<math xmlns="http://www.w3.org/1998/Math/MathML">
  <semantics>
    <mrow>
      <mstyle mathvariant="bold">
        <mrow>
          <msub>
            <mi>R</mi>
            <mi>R</mi>
          </msub>
        </mrow>
      </mstyle>
      <mrow>
        <mo stretchy="false">(</mo>
        <mi>M</mi>
        <mo stretchy="false">)</mo>
      </mrow>
    </mrow>
    <annotation encoding="StarMath 5.0">bold R_{R}(M)</annotation>
  </semantics>
</math>
</file>

<file path=Object 71/content.xml><?xml version="1.0" encoding="utf-8"?>
<math xmlns="http://www.w3.org/1998/Math/MathML">
  <semantics>
    <mrow>
      <mstyle mathvariant="bold">
        <mrow>
          <msub>
            <mi>R</mi>
            <mi>C</mi>
          </msub>
        </mrow>
      </mstyle>
      <mrow>
        <mo stretchy="false">(</mo>
        <mi>M</mi>
        <mo stretchy="false">)</mo>
      </mrow>
    </mrow>
    <annotation encoding="StarMath 5.0">bold R_{C}(M)</annotation>
  </semantics>
</math>
</file>

<file path=Object 72/content.xml><?xml version="1.0" encoding="utf-8"?>
<math xmlns="http://www.w3.org/1998/Math/MathML">
  <semantics>
    <msub>
      <mi>M</mi>
      <mn>0</mn>
    </msub>
    <annotation encoding="StarMath 5.0">M_{0}</annotation>
  </semantics>
</math>
</file>

<file path=Object 8/content.xml><?xml version="1.0" encoding="utf-8"?>
<math xmlns="http://www.w3.org/1998/Math/MathML">
  <semantics>
    <msup>
      <mi>M</mi>
      <mrow>
        <mo stretchy="false">(</mo>
        <mi>i</mi>
        <mo stretchy="false">)</mo>
      </mrow>
    </msup>
    <annotation encoding="StarMath 5.0">M^{(i)}</annotation>
  </semantics>
</math>
</file>

<file path=Object 9/content.xml><?xml version="1.0" encoding="utf-8"?>
<math xmlns="http://www.w3.org/1998/Math/MathML">
  <semantics>
    <mrow>
      <mi>v</mi>
      <mi mathvariant="normal">∈</mi>
      <msub>
        <mi>V</mi>
        <mi>i</mi>
      </msub>
    </mrow>
    <annotation encoding="StarMath 5.0">v in V_{i}</annotation>
  </semantics>
</math>
</file>